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37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13.764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5.37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Starting measurement at: Mon Sep 15 15:19:36 2014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Task: #1 Setup times: 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Atts in Universe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milliseconds</text:p>
          </table:table-cell>
          <table:table-cell office:value-type="float" office:value="6.8">
            <text:p>6.8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6">
            <text:p>6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65">
            <text:p>265</text:p>
          </table:table-cell>
          <table:table-cell office:value-type="float" office:value="530">
            <text:p>530</text:p>
          </table:table-cell>
          <table:table-cell office:value-type="string">
            <text:p>milliseconds</text:p>
          </table:table-cell>
          <table:table-cell office:value-type="float" office:value="5.3">
            <text:p>5.3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651">
            <text:p>651</text:p>
          </table:table-cell>
          <table:table-cell office:value-type="float" office:value="2.604">
            <text:p>2.604</text:p>
          </table:table-cell>
          <table:table-cell office:value-type="string">
            <text:p>seconds</text:p>
          </table:table-cell>
          <table:table-cell office:value-type="float" office:value="5.208">
            <text:p>5.208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518">
            <text:p>518</text:p>
          </table:table-cell>
          <table:table-cell office:value-type="float" office:value="5.18">
            <text:p>5.18</text:p>
          </table:table-cell>
          <table:table-cell office:value-type="string">
            <text:p>seconds</text:p>
          </table:table-cell>
          <table:table-cell office:value-type="float" office:value="5.18">
            <text:p>5.18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2 Encryption times: </text:p>
          </table:table-cell>
          <table:table-cell/>
          <table:table-cell table:style-name="ce1" table:formula="of:=SUM([.C5:.C9])" office:value-type="float" office:value="1528">
            <text:p>1528</text:p>
          </table:table-cell>
          <table:table-cell table:style-name="ce1" table:formula="of:=[.C10]/60" office:value-type="float" office:value="25.4666666666667">
            <text:p>25.4666666667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#Atts in Ciphertext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ebraic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08">
            <text:p>2.08</text:p>
          </table:table-cell>
          <table:table-cell office:value-type="string">
            <text:p>milliseconds</text:p>
          </table:table-cell>
          <table:table-cell office:value-type="float" office:value="26">
            <text:p>26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08">
            <text:p>2.08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0">
            <text:p>2500</text:p>
          </table:table-cell>
          <table:table-cell office:value-type="float" office:value="27">
            <text:p>27</text:p>
          </table:table-cell>
          <table:table-cell office:value-type="float" office:value="10.8">
            <text:p>10.8</text:p>
          </table:table-cell>
          <table:table-cell office:value-type="string">
            <text:p>milliseconds</text:p>
          </table:table-cell>
          <table:table-cell office:value-type="float" office:value="1.08">
            <text:p>1.08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11.2">
            <text:p>11.2</text:p>
          </table:table-cell>
          <table:table-cell office:value-type="string">
            <text:p>milliseconds</text:p>
          </table:table-cell>
          <table:table-cell office:value-type="float" office:value="1.12">
            <text:p>1.12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51">
            <text:p>51</text:p>
          </table:table-cell>
          <table:table-cell office:value-type="float" office:value="25.5">
            <text:p>25.5</text:p>
          </table:table-cell>
          <table:table-cell office:value-type="string">
            <text:p>milliseconds</text:p>
          </table:table-cell>
          <table:table-cell office:value-type="float" office:value="255">
            <text:p>255</text:p>
          </table:table-cell>
          <table:table-cell office:value-type="string">
            <text:p>microseconds</text:p>
          </table:table-cell>
          <table:table-cell office:value-type="float" office:value="51">
            <text:p>51</text:p>
          </table:table-cell>
          <table:table-cell office:value-type="float" office:value="25.5">
            <text:p>25.5</text:p>
          </table:table-cell>
          <table:table-cell office:value-type="string">
            <text:p>milliseconds</text:p>
          </table:table-cell>
          <table:table-cell office:value-type="float" office:value="255">
            <text:p>255</text:p>
          </table:table-cell>
          <table:table-cell office:value-type="string">
            <text:p>microsecond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string">
            <text:p>milliseconds</text:p>
          </table:table-cell>
          <table:table-cell office:value-type="float" office:value="176">
            <text:p>176</text:p>
          </table:table-cell>
          <table:table-cell office:value-type="string">
            <text:p>microseconds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milliseconds</text:p>
          </table:table-cell>
          <table:table-cell office:value-type="float" office:value="180">
            <text:p>180</text:p>
          </table:table-cell>
          <table:table-cell office:value-type="string">
            <text:p>microseconds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string">
            <text:p>milliseconds</text:p>
          </table:table-cell>
          <table:table-cell office:value-type="float" office:value="170">
            <text:p>170</text:p>
          </table:table-cell>
          <table:table-cell office:value-type="string">
            <text:p>microseconds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string">
            <text:p>milliseconds</text:p>
          </table:table-cell>
          <table:table-cell office:value-type="float" office:value="170">
            <text:p>170</text:p>
          </table:table-cell>
          <table:table-cell office:value-type="string">
            <text:p>microsecond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ask: #3 Key Generation with Uniform policy:</text:p>
          </table:table-cell>
          <table:table-cell/>
          <table:table-cell table:style-name="ce1" table:formula="of:=SUM([.C12:.C16])" office:value-type="float" office:value="233">
            <text:p>233</text:p>
          </table:table-cell>
          <table:table-cell table:style-name="ce1" table:formula="of:=[.C17]/60" office:value-type="float" office:value="3.88333333333333">
            <text:p>3.8833333333</text:p>
          </table:table-cell>
          <table:table-cell table:number-columns-repeated="3"/>
          <table:table-cell table:style-name="ce1" table:formula="of:=SUM([.H12:.H16])" office:value-type="float" office:value="235">
            <text:p>235</text:p>
          </table:table-cell>
          <table:table-cell table:style-name="ce1" table:formula="of:=[.H17]/60" office:value-type="float" office:value="3.91666666666667">
            <text:p>3.916666666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1.95">
            <text:p>1.95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38">
            <text:p>38</text:p>
          </table:table-cell>
          <table:table-cell office:value-type="float" office:value="15.2">
            <text:p>15.2</text:p>
          </table:table-cell>
          <table:table-cell office:value-type="string">
            <text:p>milliseconds</text:p>
          </table:table-cell>
          <table:table-cell office:value-type="float" office:value="1.9">
            <text:p>1.9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milliseconds</text:p>
          </table:table-cell>
          <table:table-cell office:value-type="float" office:value="1.96875">
            <text:p>1.9687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milliseconds</text:p>
          </table:table-cell>
          <table:table-cell office:value-type="float" office:value="1.90625">
            <text:p>1.90625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34">
            <text:p>134</text:p>
          </table:table-cell>
          <table:table-cell office:value-type="float" office:value="268">
            <text:p>268</text:p>
          </table:table-cell>
          <table:table-cell office:value-type="string">
            <text:p>milliseconds</text:p>
          </table:table-cell>
          <table:table-cell office:value-type="float" office:value="2.09375">
            <text:p>2.0937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124">
            <text:p>124</text:p>
          </table:table-cell>
          <table:table-cell office:value-type="float" office:value="248">
            <text:p>248</text:p>
          </table:table-cell>
          <table:table-cell office:value-type="string">
            <text:p>milliseconds</text:p>
          </table:table-cell>
          <table:table-cell office:value-type="float" office:value="1.9375">
            <text:p>1.937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500">
            <text:p>500</text:p>
          </table:table-cell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1.90625">
            <text:p>1.90625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355">
            <text:p>355</text:p>
          </table:table-cell>
          <table:table-cell office:value-type="float" office:value="1.42">
            <text:p>1.42</text:p>
          </table:table-cell>
          <table:table-cell office:value-type="string">
            <text:p>seconds</text:p>
          </table:table-cell>
          <table:table-cell office:value-type="float" office:value="2.77344">
            <text:p>2.7734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1.024">
            <text:p>1.024</text:p>
          </table:table-cell>
          <table:table-cell office:value-type="string">
            <text:p>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984">
            <text:p>984</text:p>
          </table:table-cell>
          <table:table-cell office:value-type="string">
            <text:p>milliseconds</text:p>
          </table:table-cell>
          <table:table-cell office:value-type="float" office:value="1.92188">
            <text:p>1.92188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512">
            <text:p>512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980">
            <text:p>980</text:p>
          </table:table-cell>
          <table:table-cell office:value-type="string">
            <text:p>milliseconds</text:p>
          </table:table-cell>
          <table:table-cell office:value-type="float" office:value="1.91406">
            <text:p>1.91406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 office:value-type="float" office:value="3.75">
            <text:p>3.75</text:p>
          </table:table-cell>
          <table:table-cell office:value-type="string">
            <text:p>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216">
            <text:p>216</text:p>
          </table:table-cell>
          <table:table-cell office:value-type="float" office:value="2.16">
            <text:p>2.16</text:p>
          </table:table-cell>
          <table:table-cell office:value-type="string">
            <text:p>seconds</text:p>
          </table:table-cell>
          <table:table-cell office:value-type="float" office:value="2.10938">
            <text:p>2.1093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1.98">
            <text:p>1.98</text:p>
          </table:table-cell>
          <table:table-cell office:value-type="string">
            <text:p>seconds</text:p>
          </table:table-cell>
          <table:table-cell office:value-type="float" office:value="1.93359">
            <text:p>1.9335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196">
            <text:p>196</text:p>
          </table:table-cell>
          <table:table-cell office:value-type="float" office:value="1.96">
            <text:p>1.96</text:p>
          </table:table-cell>
          <table:table-cell office:value-type="string">
            <text:p>seconds</text:p>
          </table:table-cell>
          <table:table-cell office:value-type="float" office:value="1.91406">
            <text:p>1.91406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19:.F37])" office:value-type="float" office:value="2668">
            <text:p>2668</text:p>
          </table:table-cell>
          <table:table-cell table:style-name="ce1" table:formula="of:=[.F38]/60" office:value-type="float" office:value="44.4666666666667">
            <text:p>44.4666666667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3 Key Generation with Linear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38">
            <text:p>38</text:p>
          </table:table-cell>
          <table:table-cell office:value-type="float" office:value="7.6">
            <text:p>7.6</text:p>
          </table:table-cell>
          <table:table-cell office:value-type="string">
            <text:p>milliseconds</text:p>
          </table:table-cell>
          <table:table-cell office:value-type="float" office:value="1.9">
            <text:p>1.9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67">
            <text:p>67</text:p>
          </table:table-cell>
          <table:table-cell office:value-type="float" office:value="13.4">
            <text:p>13.4</text:p>
          </table:table-cell>
          <table:table-cell office:value-type="string">
            <text:p>milliseconds</text:p>
          </table:table-cell>
          <table:table-cell office:value-type="float" office:value="1.91429">
            <text:p>1.91429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19">
            <text:p>119</text:p>
          </table:table-cell>
          <table:table-cell office:value-type="float" office:value="47.6">
            <text:p>47.6</text:p>
          </table:table-cell>
          <table:table-cell office:value-type="string">
            <text:p>milliseconds</text:p>
          </table:table-cell>
          <table:table-cell office:value-type="float" office:value="1.904">
            <text:p>1.904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86">
            <text:p>86</text:p>
          </table:table-cell>
          <table:table-cell office:value-type="float" office:value="34.4">
            <text:p>34.4</text:p>
          </table:table-cell>
          <table:table-cell office:value-type="string">
            <text:p>milliseconds</text:p>
          </table:table-cell>
          <table:table-cell office:value-type="float" office:value="1.91111">
            <text:p>1.91111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130">
            <text:p>130</text:p>
          </table:table-cell>
          <table:table-cell office:value-type="float" office:value="52">
            <text:p>52</text:p>
          </table:table-cell>
          <table:table-cell office:value-type="string">
            <text:p>milliseconds</text:p>
          </table:table-cell>
          <table:table-cell office:value-type="float" office:value="1.92593">
            <text:p>1.92593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17">
            <text:p>117</text:p>
          </table:table-cell>
          <table:table-cell office:value-type="float" office:value="234">
            <text:p>234</text:p>
          </table:table-cell>
          <table:table-cell office:value-type="string">
            <text:p>milliseconds</text:p>
          </table:table-cell>
          <table:table-cell office:value-type="float" office:value="1.93388">
            <text:p>1.93388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08">
            <text:p>108</text:p>
          </table:table-cell>
          <table:table-cell office:value-type="float" office:value="216">
            <text:p>216</text:p>
          </table:table-cell>
          <table:table-cell office:value-type="string">
            <text:p>milliseconds</text:p>
          </table:table-cell>
          <table:table-cell office:value-type="float" office:value="1.92857">
            <text:p>1.9285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1.93651">
            <text:p>1.93651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944">
            <text:p>944</text:p>
          </table:table-cell>
          <table:table-cell office:value-type="string">
            <text:p>milliseconds</text:p>
          </table:table-cell>
          <table:table-cell office:value-type="float" office:value="1.95041">
            <text:p>1.95041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 office:value-type="float" office:value="928">
            <text:p>928</text:p>
          </table:table-cell>
          <table:table-cell office:value-type="string">
            <text:p>milliseconds</text:p>
          </table:table-cell>
          <table:table-cell office:value-type="float" office:value="1.97868">
            <text:p>1.97868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 office:value-type="float" office:value="900">
            <text:p>900</text:p>
          </table:table-cell>
          <table:table-cell office:value-type="string">
            <text:p>milliseconds</text:p>
          </table:table-cell>
          <table:table-cell office:value-type="float" office:value="1.99557">
            <text:p>1.9955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2">
            <text:p>202</text:p>
          </table:table-cell>
          <table:table-cell office:value-type="float" office:value="2.02">
            <text:p>2.02</text:p>
          </table:table-cell>
          <table:table-cell office:value-type="string">
            <text:p>seconds</text:p>
          </table:table-cell>
          <table:table-cell office:value-type="float" office:value="1.97266">
            <text:p>1.97266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1.94">
            <text:p>1.94</text:p>
          </table:table-cell>
          <table:table-cell office:value-type="string">
            <text:p>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  <table:table-cell table:number-columns-repeated="7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1.98">
            <text:p>1.98</text:p>
          </table:table-cell>
          <table:table-cell office:value-type="string">
            <text:p>seconds</text:p>
          </table:table-cell>
          <table:table-cell office:value-type="float" office:value="2.02869">
            <text:p>2.02869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41:.F59])" office:value-type="float" office:value="2084">
            <text:p>2084</text:p>
          </table:table-cell>
          <table:table-cell table:style-name="ce1" table:formula="of:=[.F60]/60" office:value-type="float" office:value="34.7333333333333">
            <text:p>34.733333333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3 Key Generation with Exponential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67">
            <text:p>67</text:p>
          </table:table-cell>
          <table:table-cell office:value-type="float" office:value="13.4">
            <text:p>13.4</text:p>
          </table:table-cell>
          <table:table-cell office:value-type="string">
            <text:p>milliseconds</text:p>
          </table:table-cell>
          <table:table-cell office:value-type="float" office:value="1.91429">
            <text:p>1.91429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49">
            <text:p>149</text:p>
          </table:table-cell>
          <table:table-cell office:value-type="float" office:value="59.6">
            <text:p>59.6</text:p>
          </table:table-cell>
          <table:table-cell office:value-type="string">
            <text:p>milliseconds</text:p>
          </table:table-cell>
          <table:table-cell office:value-type="float" office:value="1.92258">
            <text:p>1.92258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string">
            <text:p>milliseconds</text:p>
          </table:table-cell>
          <table:table-cell office:value-type="float" office:value="1.9685">
            <text:p>1.968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80">
            <text:p>280</text:p>
          </table:table-cell>
          <table:table-cell office:value-type="float" office:value="1.12">
            <text:p>1.12</text:p>
          </table:table-cell>
          <table:table-cell office:value-type="string">
            <text:p>seconds</text:p>
          </table:table-cell>
          <table:table-cell office:value-type="float" office:value="2.19178">
            <text:p>2.19178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54">
            <text:p>254</text:p>
          </table:table-cell>
          <table:table-cell office:value-type="float" office:value="2.54">
            <text:p>2.54</text:p>
          </table:table-cell>
          <table:table-cell office:value-type="string">
            <text:p>seconds</text:p>
          </table:table-cell>
          <table:table-cell office:value-type="float" office:value="2.48289">
            <text:p>2.48289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63:.F71])" office:value-type="float" office:value="875">
            <text:p>875</text:p>
          </table:table-cell>
          <table:table-cell table:style-name="ce1" table:formula="of:=[.F72]/60" office:value-type="float" office:value="14.5833333333333">
            <text:p>14.583333333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3 Key Generation with Inverse Linear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38">
            <text:p>38</text:p>
          </table:table-cell>
          <table:table-cell office:value-type="float" office:value="7.6">
            <text:p>7.6</text:p>
          </table:table-cell>
          <table:table-cell office:value-type="string">
            <text:p>milliseconds</text:p>
          </table:table-cell>
          <table:table-cell office:value-type="float" office:value="1.9">
            <text:p>1.9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67">
            <text:p>67</text:p>
          </table:table-cell>
          <table:table-cell office:value-type="float" office:value="13.4">
            <text:p>13.4</text:p>
          </table:table-cell>
          <table:table-cell office:value-type="string">
            <text:p>milliseconds</text:p>
          </table:table-cell>
          <table:table-cell office:value-type="float" office:value="1.91429">
            <text:p>1.91429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1.8">
            <text:p>1.8</text:p>
          </table:table-cell>
          <table:table-cell office:value-type="string">
            <text:p>milliseconds</text:p>
          </table:table-cell>
          <table:table-cell office:value-type="float" office:value="1.8">
            <text:p>1.8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string">
            <text:p>milliseconds</text:p>
          </table:table-cell>
          <table:table-cell office:value-type="float" office:value="1.92">
            <text:p>1.92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86">
            <text:p>86</text:p>
          </table:table-cell>
          <table:table-cell office:value-type="float" office:value="34.4">
            <text:p>34.4</text:p>
          </table:table-cell>
          <table:table-cell office:value-type="string">
            <text:p>milliseconds</text:p>
          </table:table-cell>
          <table:table-cell office:value-type="float" office:value="1.91111">
            <text:p>1.91111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130">
            <text:p>130</text:p>
          </table:table-cell>
          <table:table-cell office:value-type="float" office:value="52">
            <text:p>52</text:p>
          </table:table-cell>
          <table:table-cell office:value-type="string">
            <text:p>milliseconds</text:p>
          </table:table-cell>
          <table:table-cell office:value-type="float" office:value="1.92593">
            <text:p>1.92593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16">
            <text:p>116</text:p>
          </table:table-cell>
          <table:table-cell office:value-type="float" office:value="232">
            <text:p>232</text:p>
          </table:table-cell>
          <table:table-cell office:value-type="string">
            <text:p>milliseconds</text:p>
          </table:table-cell>
          <table:table-cell office:value-type="float" office:value="1.91736">
            <text:p>1.91736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09">
            <text:p>109</text:p>
          </table:table-cell>
          <table:table-cell office:value-type="float" office:value="218">
            <text:p>218</text:p>
          </table:table-cell>
          <table:table-cell office:value-type="string">
            <text:p>milliseconds</text:p>
          </table:table-cell>
          <table:table-cell office:value-type="float" office:value="1.94643">
            <text:p>1.94643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123">
            <text:p>123</text:p>
          </table:table-cell>
          <table:table-cell office:value-type="float" office:value="246">
            <text:p>246</text:p>
          </table:table-cell>
          <table:table-cell office:value-type="string">
            <text:p>milliseconds</text:p>
          </table:table-cell>
          <table:table-cell office:value-type="float" office:value="1.95238">
            <text:p>1.95238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35">
            <text:p>235</text:p>
          </table:table-cell>
          <table:table-cell office:value-type="float" office:value="940">
            <text:p>940</text:p>
          </table:table-cell>
          <table:table-cell office:value-type="string">
            <text:p>milliseconds</text:p>
          </table:table-cell>
          <table:table-cell office:value-type="float" office:value="1.94215">
            <text:p>1.94215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office:value-type="float" office:value="924">
            <text:p>924</text:p>
          </table:table-cell>
          <table:table-cell office:value-type="string">
            <text:p>milliseconds</text:p>
          </table:table-cell>
          <table:table-cell office:value-type="float" office:value="1.97015">
            <text:p>1.97015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224">
            <text:p>224</text:p>
          </table:table-cell>
          <table:table-cell office:value-type="float" office:value="896">
            <text:p>896</text:p>
          </table:table-cell>
          <table:table-cell office:value-type="string">
            <text:p>milliseconds</text:p>
          </table:table-cell>
          <table:table-cell office:value-type="float" office:value="1.9867">
            <text:p>1.9867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1">
            <text:p>201</text:p>
          </table:table-cell>
          <table:table-cell office:value-type="float" office:value="2.01">
            <text:p>2.01</text:p>
          </table:table-cell>
          <table:table-cell office:value-type="string">
            <text:p>seconds</text:p>
          </table:table-cell>
          <table:table-cell office:value-type="float" office:value="1.96289">
            <text:p>1.96289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  <table:table-cell table:number-columns-repeated="7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95">
            <text:p>195</text:p>
          </table:table-cell>
          <table:table-cell office:value-type="float" office:value="1.95">
            <text:p>1.95</text:p>
          </table:table-cell>
          <table:table-cell office:value-type="string">
            <text:p>seconds</text:p>
          </table:table-cell>
          <table:table-cell office:value-type="float" office:value="2.01031">
            <text:p>2.01031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  <table:table-cell table:number-columns-repeated="7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99">
            <text:p>199</text:p>
          </table:table-cell>
          <table:table-cell office:value-type="float" office:value="1.99">
            <text:p>1.99</text:p>
          </table:table-cell>
          <table:table-cell office:value-type="string">
            <text:p>seconds</text:p>
          </table:table-cell>
          <table:table-cell office:value-type="float" office:value="2.03893">
            <text:p>2.03893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75:.F93])" office:value-type="float" office:value="2083">
            <text:p>2083</text:p>
          </table:table-cell>
          <table:table-cell table:style-name="ce1" table:formula="of:=[.F94]/60" office:value-type="float" office:value="34.7166666666667">
            <text:p>34.7166666667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3 Key Generation with Inverse Exponential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67">
            <text:p>67</text:p>
          </table:table-cell>
          <table:table-cell office:value-type="float" office:value="13.4">
            <text:p>13.4</text:p>
          </table:table-cell>
          <table:table-cell office:value-type="string">
            <text:p>milliseconds</text:p>
          </table:table-cell>
          <table:table-cell office:value-type="float" office:value="1.91429">
            <text:p>1.91429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49">
            <text:p>149</text:p>
          </table:table-cell>
          <table:table-cell office:value-type="float" office:value="59.6">
            <text:p>59.6</text:p>
          </table:table-cell>
          <table:table-cell office:value-type="string">
            <text:p>milliseconds</text:p>
          </table:table-cell>
          <table:table-cell office:value-type="float" office:value="1.92258">
            <text:p>1.92258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24">
            <text:p>124</text:p>
          </table:table-cell>
          <table:table-cell office:value-type="float" office:value="248">
            <text:p>248</text:p>
          </table:table-cell>
          <table:table-cell office:value-type="string">
            <text:p>milliseconds</text:p>
          </table:table-cell>
          <table:table-cell office:value-type="float" office:value="1.95276">
            <text:p>1.95276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79">
            <text:p>279</text:p>
          </table:table-cell>
          <table:table-cell office:value-type="float" office:value="1.116">
            <text:p>1.116</text:p>
          </table:table-cell>
          <table:table-cell office:value-type="string">
            <text:p>seconds</text:p>
          </table:table-cell>
          <table:table-cell office:value-type="float" office:value="2.18395">
            <text:p>2.1839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54">
            <text:p>254</text:p>
          </table:table-cell>
          <table:table-cell office:value-type="float" office:value="2.54">
            <text:p>2.54</text:p>
          </table:table-cell>
          <table:table-cell office:value-type="string">
            <text:p>seconds</text:p>
          </table:table-cell>
          <table:table-cell office:value-type="float" office:value="2.48289">
            <text:p>2.48289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97:.F105])" office:value-type="float" office:value="873">
            <text:p>873</text:p>
          </table:table-cell>
          <table:table-cell table:style-name="ce1" table:formula="of:=[.F106]/60" office:value-type="float" office:value="14.55">
            <text:p>14.55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4 Decryption with Uniform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0">
            <text:p>40</text:p>
          </table:table-cell>
          <table:table-cell office:value-type="float" office:value="19.5312">
            <text:p>19.5312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9.5312">
            <text:p>19.5312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0">
            <text:p>40</text:p>
          </table:table-cell>
          <table:table-cell office:value-type="float" office:value="19.5312">
            <text:p>19.5312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0.0195">
            <text:p>20.0195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0">
            <text:p>40</text:p>
          </table:table-cell>
          <table:table-cell office:value-type="float" office:value="19.5312">
            <text:p>19.5312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9.5312">
            <text:p>19.5312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0">
            <text:p>40</text:p>
          </table:table-cell>
          <table:table-cell office:value-type="float" office:value="19.5312">
            <text:p>19.5312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9.5312">
            <text:p>19.5312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0">
            <text:p>40</text:p>
          </table:table-cell>
          <table:table-cell office:value-type="float" office:value="19.5312">
            <text:p>19.5312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0.0195">
            <text:p>20.0195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5">
            <text:p>85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87">
            <text:p>87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5">
            <text:p>85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87">
            <text:p>87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5">
            <text:p>85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87">
            <text:p>87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6">
            <text:p>36</text:p>
          </table:table-cell>
          <table:table-cell office:value-type="float" office:value="70.3125">
            <text:p>70.3125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70.3125">
            <text:p>70.3125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7">
            <text:p>37</text:p>
          </table:table-cell>
          <table:table-cell office:value-type="float" office:value="72.2656">
            <text:p>72.2656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70.3125">
            <text:p>70.3125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6">
            <text:p>36</text:p>
          </table:table-cell>
          <table:table-cell office:value-type="float" office:value="70.3125">
            <text:p>70.3125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72.2656">
            <text:p>72.2656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6">
            <text:p>36</text:p>
          </table:table-cell>
          <table:table-cell office:value-type="float" office:value="70.3125">
            <text:p>70.3125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72.2656">
            <text:p>72.2656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7">
            <text:p>47</text:p>
          </table:table-cell>
          <table:table-cell office:value-type="float" office:value="11.4746">
            <text:p>11.4746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1.4746">
            <text:p>11.4746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6">
            <text:p>46</text:p>
          </table:table-cell>
          <table:table-cell office:value-type="float" office:value="11.2305">
            <text:p>11.2305</text:p>
          </table:table-cell>
          <table:table-cell office:value-type="string">
            <text:p>milliseconds</text:p>
          </table:table-cell>
          <table:table-cell office:value-type="float" office:value="2.80762">
            <text:p>2.8076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11.7188">
            <text:p>11.7188</text:p>
          </table:table-cell>
          <table:table-cell office:value-type="string">
            <text:p>milliseconds</text:p>
          </table:table-cell>
          <table:table-cell office:value-type="float" office:value="2.92969">
            <text:p>2.92969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7">
            <text:p>47</text:p>
          </table:table-cell>
          <table:table-cell office:value-type="float" office:value="11.4746">
            <text:p>11.4746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1.4746">
            <text:p>11.4746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7">
            <text:p>47</text:p>
          </table:table-cell>
          <table:table-cell office:value-type="float" office:value="11.4746">
            <text:p>11.4746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1.4746">
            <text:p>11.4746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7">
            <text:p>47</text:p>
          </table:table-cell>
          <table:table-cell office:value-type="float" office:value="11.4746">
            <text:p>11.4746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1.4746">
            <text:p>11.4746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41">
            <text:p>41</text:p>
          </table:table-cell>
          <table:table-cell office:value-type="float" office:value="320.312">
            <text:p>320.312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320.312">
            <text:p>320.312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  <table:table-cell office:value-type="float" office:value="328.125">
            <text:p>328.125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320.312">
            <text:p>320.312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  <table:table-cell office:value-type="float" office:value="328.125">
            <text:p>328.125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320.312">
            <text:p>320.312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7">
            <text:p>37</text:p>
          </table:table-cell>
          <table:table-cell office:value-type="float" office:value="36.1328">
            <text:p>36.1328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37.1094">
            <text:p>37.1094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7">
            <text:p>37</text:p>
          </table:table-cell>
          <table:table-cell office:value-type="float" office:value="36.1328">
            <text:p>36.1328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36.1328">
            <text:p>36.1328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7">
            <text:p>37</text:p>
          </table:table-cell>
          <table:table-cell office:value-type="float" office:value="36.1328">
            <text:p>36.1328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36.1328">
            <text:p>36.1328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7">
            <text:p>37</text:p>
          </table:table-cell>
          <table:table-cell office:value-type="float" office:value="36.1328">
            <text:p>36.1328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36.1328">
            <text:p>36.1328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3">
            <text:p>63</text:p>
          </table:table-cell>
          <table:table-cell office:value-type="float" office:value="7.69043">
            <text:p>7.69043</text:p>
          </table:table-cell>
          <table:table-cell office:value-type="string">
            <text:p>milliseconds</text:p>
          </table:table-cell>
          <table:table-cell office:value-type="float" office:value="3.84521">
            <text:p>3.84521</text:p>
          </table:table-cell>
          <table:table-cell office:value-type="string">
            <text:p>milliseconds</text:p>
          </table:table-cell>
          <table:table-cell office:value-type="float" office:value="63">
            <text:p>63</text:p>
          </table:table-cell>
          <table:table-cell office:value-type="float" office:value="7.69043">
            <text:p>7.69043</text:p>
          </table:table-cell>
          <table:table-cell office:value-type="string">
            <text:p>milliseconds</text:p>
          </table:table-cell>
          <table:table-cell office:value-type="float" office:value="3.84521">
            <text:p>3.8452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5">
            <text:p>65</text:p>
          </table:table-cell>
          <table:table-cell office:value-type="float" office:value="7.93457">
            <text:p>7.93457</text:p>
          </table:table-cell>
          <table:table-cell office:value-type="string">
            <text:p>milliseconds</text:p>
          </table:table-cell>
          <table:table-cell office:value-type="float" office:value="3.96729">
            <text:p>3.96729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7.8125">
            <text:p>7.8125</text:p>
          </table:table-cell>
          <table:table-cell office:value-type="string">
            <text:p>milliseconds</text:p>
          </table:table-cell>
          <table:table-cell office:value-type="float" office:value="3.90625">
            <text:p>3.90625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5">
            <text:p>65</text:p>
          </table:table-cell>
          <table:table-cell office:value-type="float" office:value="7.93457">
            <text:p>7.93457</text:p>
          </table:table-cell>
          <table:table-cell office:value-type="string">
            <text:p>milliseconds</text:p>
          </table:table-cell>
          <table:table-cell office:value-type="float" office:value="3.96729">
            <text:p>3.96729</text:p>
          </table:table-cell>
          <table:table-cell office:value-type="string">
            <text:p>milliseconds</text:p>
          </table:table-cell>
          <table:table-cell office:value-type="float" office:value="65">
            <text:p>65</text:p>
          </table:table-cell>
          <table:table-cell office:value-type="float" office:value="7.93457">
            <text:p>7.93457</text:p>
          </table:table-cell>
          <table:table-cell office:value-type="string">
            <text:p>milliseconds</text:p>
          </table:table-cell>
          <table:table-cell office:value-type="float" office:value="3.96729">
            <text:p>3.96729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5">
            <text:p>65</text:p>
          </table:table-cell>
          <table:table-cell office:value-type="float" office:value="7.93457">
            <text:p>7.93457</text:p>
          </table:table-cell>
          <table:table-cell office:value-type="string">
            <text:p>milliseconds</text:p>
          </table:table-cell>
          <table:table-cell office:value-type="float" office:value="3.96729">
            <text:p>3.96729</text:p>
          </table:table-cell>
          <table:table-cell office:value-type="string">
            <text:p>milliseconds</text:p>
          </table:table-cell>
          <table:table-cell office:value-type="float" office:value="65">
            <text:p>65</text:p>
          </table:table-cell>
          <table:table-cell office:value-type="float" office:value="7.93457">
            <text:p>7.93457</text:p>
          </table:table-cell>
          <table:table-cell office:value-type="string">
            <text:p>milliseconds</text:p>
          </table:table-cell>
          <table:table-cell office:value-type="float" office:value="3.96729">
            <text:p>3.96729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2">
            <text:p>62</text:p>
          </table:table-cell>
          <table:table-cell office:value-type="float" office:value="7.56836">
            <text:p>7.56836</text:p>
          </table:table-cell>
          <table:table-cell office:value-type="string">
            <text:p>milliseconds</text:p>
          </table:table-cell>
          <table:table-cell office:value-type="float" office:value="3.78418">
            <text:p>3.78418</text:p>
          </table:table-cell>
          <table:table-cell office:value-type="string">
            <text:p>milliseconds</text:p>
          </table:table-cell>
          <table:table-cell office:value-type="float" office:value="63">
            <text:p>63</text:p>
          </table:table-cell>
          <table:table-cell office:value-type="float" office:value="7.69043">
            <text:p>7.69043</text:p>
          </table:table-cell>
          <table:table-cell office:value-type="string">
            <text:p>milliseconds</text:p>
          </table:table-cell>
          <table:table-cell office:value-type="float" office:value="3.84521">
            <text:p>3.8452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office:value-type="float" office:value="1.89062">
            <text:p>1.89062</text:p>
          </table:table-cell>
          <table:table-cell office:value-type="string">
            <text:p>seconds</text:p>
          </table:table-cell>
          <table:table-cell office:value-type="float" office:value="3.69263">
            <text:p>3.69263</text:p>
          </table:table-cell>
          <table:table-cell office:value-type="string">
            <text:p>milliseconds</text:p>
          </table:table-cell>
          <table:table-cell office:value-type="float" office:value="119">
            <text:p>119</text:p>
          </table:table-cell>
          <table:table-cell office:value-type="float" office:value="1.85938">
            <text:p>1.85938</text:p>
          </table:table-cell>
          <table:table-cell office:value-type="string">
            <text:p>seconds</text:p>
          </table:table-cell>
          <table:table-cell office:value-type="float" office:value="3.63159">
            <text:p>3.6315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.875">
            <text:p>1.875</text:p>
          </table:table-cell>
          <table:table-cell office:value-type="string">
            <text:p>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float" office:value="120">
            <text:p>120</text:p>
          </table:table-cell>
          <table:table-cell office:value-type="float" office:value="1.875">
            <text:p>1.875</text:p>
          </table:table-cell>
          <table:table-cell office:value-type="string">
            <text:p>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76">
            <text:p>76</text:p>
          </table:table-cell>
          <table:table-cell office:value-type="float" office:value="148.438">
            <text:p>148.438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76">
            <text:p>76</text:p>
          </table:table-cell>
          <table:table-cell office:value-type="float" office:value="148.438">
            <text:p>148.438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76">
            <text:p>76</text:p>
          </table:table-cell>
          <table:table-cell office:value-type="float" office:value="148.438">
            <text:p>148.438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150.391">
            <text:p>150.391</text:p>
          </table:table-cell>
          <table:table-cell office:value-type="string">
            <text:p>milliseconds</text:p>
          </table:table-cell>
          <table:table-cell office:value-type="float" office:value="2.34985">
            <text:p>2.3498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76">
            <text:p>76</text:p>
          </table:table-cell>
          <table:table-cell office:value-type="float" office:value="148.438">
            <text:p>148.438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146.484">
            <text:p>146.484</text:p>
          </table:table-cell>
          <table:table-cell office:value-type="string">
            <text:p>milliseconds</text:p>
          </table:table-cell>
          <table:table-cell office:value-type="float" office:value="2.28882">
            <text:p>2.2888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84">
            <text:p>84</text:p>
          </table:table-cell>
          <table:table-cell office:value-type="float" office:value="20.5078">
            <text:p>20.5078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20.5078">
            <text:p>20.5078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85">
            <text:p>85</text:p>
          </table:table-cell>
          <table:table-cell office:value-type="float" office:value="20.752">
            <text:p>20.752</text:p>
          </table:table-cell>
          <table:table-cell office:value-type="string">
            <text:p>milliseconds</text:p>
          </table:table-cell>
          <table:table-cell office:value-type="float" office:value="2.59399">
            <text:p>2.59399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20.9961">
            <text:p>20.9961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90">
            <text:p>90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22.2168">
            <text:p>22.2168</text:p>
          </table:table-cell>
          <table:table-cell office:value-type="string">
            <text:p>milliseconds</text:p>
          </table:table-cell>
          <table:table-cell office:value-type="float" office:value="2.7771">
            <text:p>2.7771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96">
            <text:p>96</text:p>
          </table:table-cell>
          <table:table-cell office:value-type="float" office:value="23.4375">
            <text:p>23.4375</text:p>
          </table:table-cell>
          <table:table-cell office:value-type="string">
            <text:p>milliseconds</text:p>
          </table:table-cell>
          <table:table-cell office:value-type="float" office:value="2.92969">
            <text:p>2.92969</text:p>
          </table:table-cell>
          <table:table-cell office:value-type="string">
            <text:p>milliseconds</text:p>
          </table:table-cell>
          <table:table-cell office:value-type="float" office:value="95">
            <text:p>95</text:p>
          </table:table-cell>
          <table:table-cell office:value-type="float" office:value="23.1934">
            <text:p>23.1934</text:p>
          </table:table-cell>
          <table:table-cell office:value-type="string">
            <text:p>milliseconds</text:p>
          </table:table-cell>
          <table:table-cell office:value-type="float" office:value="2.89917">
            <text:p>2.89917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83">
            <text:p>83</text:p>
          </table:table-cell>
          <table:table-cell office:value-type="float" office:value="20.2637">
            <text:p>20.2637</text:p>
          </table:table-cell>
          <table:table-cell office:value-type="string">
            <text:p>milliseconds</text:p>
          </table:table-cell>
          <table:table-cell office:value-type="float" office:value="2.53296">
            <text:p>2.53296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20.5078">
            <text:p>20.5078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19">
            <text:p>219</text:p>
          </table:table-cell>
          <table:table-cell office:value-type="float" office:value="6.68335">
            <text:p>6.68335</text:p>
          </table:table-cell>
          <table:table-cell office:value-type="string">
            <text:p>milliseconds</text:p>
          </table:table-cell>
          <table:table-cell office:value-type="float" office:value="6.68335">
            <text:p>6.68335</text:p>
          </table:table-cell>
          <table:table-cell office:value-type="string">
            <text:p>milliseconds</text:p>
          </table:table-cell>
          <table:table-cell office:value-type="float" office:value="220">
            <text:p>220</text:p>
          </table:table-cell>
          <table:table-cell office:value-type="float" office:value="6.71387">
            <text:p>6.71387</text:p>
          </table:table-cell>
          <table:table-cell office:value-type="string">
            <text:p>milliseconds</text:p>
          </table:table-cell>
          <table:table-cell office:value-type="float" office:value="6.71387">
            <text:p>6.71387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42">
            <text:p>242</text:p>
          </table:table-cell>
          <table:table-cell office:value-type="float" office:value="7.38525">
            <text:p>7.38525</text:p>
          </table:table-cell>
          <table:table-cell office:value-type="string">
            <text:p>milliseconds</text:p>
          </table:table-cell>
          <table:table-cell office:value-type="float" office:value="7.38525">
            <text:p>7.38525</text:p>
          </table:table-cell>
          <table:table-cell office:value-type="string">
            <text:p>milliseconds</text:p>
          </table:table-cell>
          <table:table-cell office:value-type="float" office:value="244">
            <text:p>244</text:p>
          </table:table-cell>
          <table:table-cell office:value-type="float" office:value="7.44629">
            <text:p>7.44629</text:p>
          </table:table-cell>
          <table:table-cell office:value-type="string">
            <text:p>milliseconds</text:p>
          </table:table-cell>
          <table:table-cell office:value-type="float" office:value="7.44629">
            <text:p>7.44629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00">
            <text:p>300</text:p>
          </table:table-cell>
          <table:table-cell office:value-type="float" office:value="9.15527">
            <text:p>9.15527</text:p>
          </table:table-cell>
          <table:table-cell office:value-type="string">
            <text:p>milliseconds</text:p>
          </table:table-cell>
          <table:table-cell office:value-type="float" office:value="9.15527">
            <text:p>9.15527</text:p>
          </table:table-cell>
          <table:table-cell office:value-type="string">
            <text:p>milliseconds</text:p>
          </table:table-cell>
          <table:table-cell office:value-type="float" office:value="300">
            <text:p>300</text:p>
          </table:table-cell>
          <table:table-cell office:value-type="float" office:value="9.15527">
            <text:p>9.15527</text:p>
          </table:table-cell>
          <table:table-cell office:value-type="string">
            <text:p>milliseconds</text:p>
          </table:table-cell>
          <table:table-cell office:value-type="float" office:value="9.15527">
            <text:p>9.15527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59">
            <text:p>359</text:p>
          </table:table-cell>
          <table:table-cell office:value-type="float" office:value="10.9558">
            <text:p>10.9558</text:p>
          </table:table-cell>
          <table:table-cell office:value-type="string">
            <text:p>milliseconds</text:p>
          </table:table-cell>
          <table:table-cell office:value-type="float" office:value="10.9558">
            <text:p>10.9558</text:p>
          </table:table-cell>
          <table:table-cell office:value-type="string">
            <text:p>milliseconds</text:p>
          </table:table-cell>
          <table:table-cell office:value-type="float" office:value="361">
            <text:p>361</text:p>
          </table:table-cell>
          <table:table-cell office:value-type="float" office:value="11.0168">
            <text:p>11.0168</text:p>
          </table:table-cell>
          <table:table-cell office:value-type="string">
            <text:p>milliseconds</text:p>
          </table:table-cell>
          <table:table-cell office:value-type="float" office:value="11.0168">
            <text:p>11.0168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05">
            <text:p>205</text:p>
          </table:table-cell>
          <table:table-cell office:value-type="float" office:value="6.2561">
            <text:p>6.2561</text:p>
          </table:table-cell>
          <table:table-cell office:value-type="string">
            <text:p>milliseconds</text:p>
          </table:table-cell>
          <table:table-cell office:value-type="float" office:value="6.2561">
            <text:p>6.2561</text:p>
          </table:table-cell>
          <table:table-cell office:value-type="string">
            <text:p>milliseconds</text:p>
          </table:table-cell>
          <table:table-cell office:value-type="float" office:value="207">
            <text:p>207</text:p>
          </table:table-cell>
          <table:table-cell office:value-type="float" office:value="6.31714">
            <text:p>6.31714</text:p>
          </table:table-cell>
          <table:table-cell office:value-type="string">
            <text:p>milliseconds</text:p>
          </table:table-cell>
          <table:table-cell office:value-type="float" office:value="6.31714">
            <text:p>6.31714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3"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40">
            <text:p>340</text:p>
          </table:table-cell>
          <table:table-cell office:value-type="float" office:value="5.3125">
            <text:p>5.3125</text:p>
          </table:table-cell>
          <table:table-cell office:value-type="string">
            <text:p>seconds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332">
            <text:p>332</text:p>
          </table:table-cell>
          <table:table-cell office:value-type="float" office:value="5.1875">
            <text:p>5.1875</text:p>
          </table:table-cell>
          <table:table-cell office:value-type="string">
            <text:p>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67">
            <text:p>167</text:p>
          </table:table-cell>
          <table:table-cell office:value-type="float" office:value="326.172">
            <text:p>326.172</text:p>
          </table:table-cell>
          <table:table-cell office:value-type="string">
            <text:p>milliseconds</text:p>
          </table:table-cell>
          <table:table-cell office:value-type="float" office:value="2.54822">
            <text:p>2.54822</text:p>
          </table:table-cell>
          <table:table-cell office:value-type="string">
            <text:p>milliseconds</text:p>
          </table:table-cell>
          <table:table-cell office:value-type="float" office:value="168">
            <text:p>168</text:p>
          </table:table-cell>
          <table:table-cell office:value-type="float" office:value="328.125">
            <text:p>328.125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73">
            <text:p>173</text:p>
          </table:table-cell>
          <table:table-cell office:value-type="float" office:value="337.891">
            <text:p>337.891</text:p>
          </table:table-cell>
          <table:table-cell office:value-type="string">
            <text:p>milliseconds</text:p>
          </table:table-cell>
          <table:table-cell office:value-type="float" office:value="2.63977">
            <text:p>2.63977</text:p>
          </table:table-cell>
          <table:table-cell office:value-type="string">
            <text:p>milliseconds</text:p>
          </table:table-cell>
          <table:table-cell office:value-type="float" office:value="173">
            <text:p>173</text:p>
          </table:table-cell>
          <table:table-cell office:value-type="float" office:value="337.891">
            <text:p>337.891</text:p>
          </table:table-cell>
          <table:table-cell office:value-type="string">
            <text:p>milliseconds</text:p>
          </table:table-cell>
          <table:table-cell office:value-type="float" office:value="2.63977">
            <text:p>2.63977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67">
            <text:p>167</text:p>
          </table:table-cell>
          <table:table-cell office:value-type="float" office:value="326.172">
            <text:p>326.172</text:p>
          </table:table-cell>
          <table:table-cell office:value-type="string">
            <text:p>milliseconds</text:p>
          </table:table-cell>
          <table:table-cell office:value-type="float" office:value="2.54822">
            <text:p>2.54822</text:p>
          </table:table-cell>
          <table:table-cell office:value-type="string">
            <text:p>milliseconds</text:p>
          </table:table-cell>
          <table:table-cell office:value-type="float" office:value="168">
            <text:p>168</text:p>
          </table:table-cell>
          <table:table-cell office:value-type="float" office:value="328.125">
            <text:p>328.125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60">
            <text:p>160</text:p>
          </table:table-cell>
          <table:table-cell office:value-type="float" office:value="39.0625">
            <text:p>39.0625</text:p>
          </table:table-cell>
          <table:table-cell office:value-type="string">
            <text:p>milliseconds</text:p>
          </table:table-cell>
          <table:table-cell office:value-type="float" office:value="2.44141">
            <text:p>2.44141</text:p>
          </table:table-cell>
          <table:table-cell office:value-type="string">
            <text:p>milliseconds</text:p>
          </table:table-cell>
          <table:table-cell office:value-type="float" office:value="159">
            <text:p>159</text:p>
          </table:table-cell>
          <table:table-cell office:value-type="float" office:value="38.8184">
            <text:p>38.8184</text:p>
          </table:table-cell>
          <table:table-cell office:value-type="string">
            <text:p>milliseconds</text:p>
          </table:table-cell>
          <table:table-cell office:value-type="float" office:value="2.42615">
            <text:p>2.4261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69">
            <text:p>169</text:p>
          </table:table-cell>
          <table:table-cell office:value-type="float" office:value="41.2598">
            <text:p>41.2598</text:p>
          </table:table-cell>
          <table:table-cell office:value-type="string">
            <text:p>milliseconds</text:p>
          </table:table-cell>
          <table:table-cell office:value-type="float" office:value="2.57874">
            <text:p>2.57874</text:p>
          </table:table-cell>
          <table:table-cell office:value-type="string">
            <text:p>milliseconds</text:p>
          </table:table-cell>
          <table:table-cell office:value-type="float" office:value="168">
            <text:p>168</text:p>
          </table:table-cell>
          <table:table-cell office:value-type="float" office:value="41.0156">
            <text:p>41.0156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55">
            <text:p>155</text:p>
          </table:table-cell>
          <table:table-cell office:value-type="float" office:value="37.8418">
            <text:p>37.8418</text:p>
          </table:table-cell>
          <table:table-cell office:value-type="string">
            <text:p>milliseconds</text:p>
          </table:table-cell>
          <table:table-cell office:value-type="float" office:value="2.36511">
            <text:p>2.36511</text:p>
          </table:table-cell>
          <table:table-cell office:value-type="string">
            <text:p>milliseconds</text:p>
          </table:table-cell>
          <table:table-cell office:value-type="float" office:value="155">
            <text:p>155</text:p>
          </table:table-cell>
          <table:table-cell office:value-type="float" office:value="37.8418">
            <text:p>37.8418</text:p>
          </table:table-cell>
          <table:table-cell office:value-type="string">
            <text:p>milliseconds</text:p>
          </table:table-cell>
          <table:table-cell office:value-type="float" office:value="2.36511">
            <text:p>2.3651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57">
            <text:p>157</text:p>
          </table:table-cell>
          <table:table-cell office:value-type="float" office:value="38.3301">
            <text:p>38.3301</text:p>
          </table:table-cell>
          <table:table-cell office:value-type="string">
            <text:p>milliseconds</text:p>
          </table:table-cell>
          <table:table-cell office:value-type="float" office:value="2.39563">
            <text:p>2.39563</text:p>
          </table:table-cell>
          <table:table-cell office:value-type="string">
            <text:p>milliseconds</text:p>
          </table:table-cell>
          <table:table-cell office:value-type="float" office:value="156">
            <text:p>156</text:p>
          </table:table-cell>
          <table:table-cell office:value-type="float" office:value="38.0859">
            <text:p>38.0859</text:p>
          </table:table-cell>
          <table:table-cell office:value-type="string">
            <text:p>milliseconds</text:p>
          </table:table-cell>
          <table:table-cell office:value-type="float" office:value="2.38037">
            <text:p>2.38037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23">
            <text:p>323</text:p>
          </table:table-cell>
          <table:table-cell office:value-type="float" office:value="9.85718">
            <text:p>9.85718</text:p>
          </table:table-cell>
          <table:table-cell office:value-type="string">
            <text:p>milliseconds</text:p>
          </table:table-cell>
          <table:table-cell office:value-type="float" office:value="4.92859">
            <text:p>4.92859</text:p>
          </table:table-cell>
          <table:table-cell office:value-type="string">
            <text:p>milliseconds</text:p>
          </table:table-cell>
          <table:table-cell office:value-type="float" office:value="323">
            <text:p>323</text:p>
          </table:table-cell>
          <table:table-cell office:value-type="float" office:value="9.85718">
            <text:p>9.85718</text:p>
          </table:table-cell>
          <table:table-cell office:value-type="string">
            <text:p>milliseconds</text:p>
          </table:table-cell>
          <table:table-cell office:value-type="float" office:value="4.92859">
            <text:p>4.92859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61">
            <text:p>361</text:p>
          </table:table-cell>
          <table:table-cell office:value-type="float" office:value="11.0168">
            <text:p>11.0168</text:p>
          </table:table-cell>
          <table:table-cell office:value-type="string">
            <text:p>milliseconds</text:p>
          </table:table-cell>
          <table:table-cell office:value-type="float" office:value="5.50842">
            <text:p>5.50842</text:p>
          </table:table-cell>
          <table:table-cell office:value-type="string">
            <text:p>milliseconds</text:p>
          </table:table-cell>
          <table:table-cell office:value-type="float" office:value="361">
            <text:p>361</text:p>
          </table:table-cell>
          <table:table-cell office:value-type="float" office:value="11.0168">
            <text:p>11.0168</text:p>
          </table:table-cell>
          <table:table-cell office:value-type="string">
            <text:p>milliseconds</text:p>
          </table:table-cell>
          <table:table-cell office:value-type="float" office:value="5.50842">
            <text:p>5.50842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453">
            <text:p>453</text:p>
          </table:table-cell>
          <table:table-cell office:value-type="float" office:value="13.8245">
            <text:p>13.8245</text:p>
          </table:table-cell>
          <table:table-cell office:value-type="string">
            <text:p>milliseconds</text:p>
          </table:table-cell>
          <table:table-cell office:value-type="float" office:value="6.91223">
            <text:p>6.91223</text:p>
          </table:table-cell>
          <table:table-cell office:value-type="string">
            <text:p>milliseconds</text:p>
          </table:table-cell>
          <table:table-cell office:value-type="float" office:value="452">
            <text:p>452</text:p>
          </table:table-cell>
          <table:table-cell office:value-type="float" office:value="13.7939">
            <text:p>13.7939</text:p>
          </table:table-cell>
          <table:table-cell office:value-type="string">
            <text:p>milliseconds</text:p>
          </table:table-cell>
          <table:table-cell office:value-type="float" office:value="6.89697">
            <text:p>6.89697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04">
            <text:p>304</text:p>
          </table:table-cell>
          <table:table-cell office:value-type="float" office:value="9.27734">
            <text:p>9.27734</text:p>
          </table:table-cell>
          <table:table-cell office:value-type="string">
            <text:p>milliseconds</text:p>
          </table:table-cell>
          <table:table-cell office:value-type="float" office:value="4.63867">
            <text:p>4.63867</text:p>
          </table:table-cell>
          <table:table-cell office:value-type="string">
            <text:p>milliseconds</text:p>
          </table:table-cell>
          <table:table-cell office:value-type="float" office:value="304">
            <text:p>304</text:p>
          </table:table-cell>
          <table:table-cell office:value-type="float" office:value="9.27734">
            <text:p>9.27734</text:p>
          </table:table-cell>
          <table:table-cell office:value-type="string">
            <text:p>milliseconds</text:p>
          </table:table-cell>
          <table:table-cell office:value-type="float" office:value="4.63867">
            <text:p>4.63867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07">
            <text:p>307</text:p>
          </table:table-cell>
          <table:table-cell office:value-type="float" office:value="9.3689">
            <text:p>9.3689</text:p>
          </table:table-cell>
          <table:table-cell office:value-type="string">
            <text:p>milliseconds</text:p>
          </table:table-cell>
          <table:table-cell office:value-type="float" office:value="4.68445">
            <text:p>4.68445</text:p>
          </table:table-cell>
          <table:table-cell office:value-type="string">
            <text:p>milliseconds</text:p>
          </table:table-cell>
          <table:table-cell office:value-type="float" office:value="308">
            <text:p>308</text:p>
          </table:table-cell>
          <table:table-cell office:value-type="float" office:value="9.39941">
            <text:p>9.39941</text:p>
          </table:table-cell>
          <table:table-cell office:value-type="string">
            <text:p>milliseconds</text:p>
          </table:table-cell>
          <table:table-cell office:value-type="float" office:value="4.69971">
            <text:p>4.6997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table:number-columns-repeated="7"/>
          <table:table-cell table:style-name="ce1" table:formula="of:=SUM([.H109:.H185])" office:value-type="float" office:value="7067">
            <text:p>7067</text:p>
          </table:table-cell>
          <table:table-cell table:style-name="ce1" table:formula="of:=[.H186]/60" office:value-type="float" office:value="117.783333333333">
            <text:p>117.7833333333</text:p>
          </table:table-cell>
          <table:table-cell table:number-columns-repeated="3"/>
          <table:table-cell table:style-name="ce1" table:formula="of:=SUM([.M109:.M185])" office:value-type="float" office:value="7075">
            <text:p>7075</text:p>
          </table:table-cell>
          <table:table-cell table:style-name="ce1" table:formula="of:=[.M186]/60" office:value-type="float" office:value="117.916666666667">
            <text:p>117.91666666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ask: #4 Decryption with Linear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77778">
            <text:p>1.77778</text:p>
          </table:table-cell>
          <table:table-cell office:value-type="string">
            <text:p>milliseconds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77778">
            <text:p>1.77778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3">
            <text:p>23</text:p>
          </table:table-cell>
          <table:table-cell office:value-type="float" office:value="15.3333">
            <text:p>15.3333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float" office:value="23">
            <text:p>23</text:p>
          </table:table-cell>
          <table:table-cell office:value-type="float" office:value="15.3333">
            <text:p>15.3333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3">
            <text:p>23</text:p>
          </table:table-cell>
          <table:table-cell office:value-type="float" office:value="15.3333">
            <text:p>15.3333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float" office:value="23">
            <text:p>23</text:p>
          </table:table-cell>
          <table:table-cell office:value-type="float" office:value="15.3333">
            <text:p>15.3333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3">
            <text:p>23</text:p>
          </table:table-cell>
          <table:table-cell office:value-type="float" office:value="15.3333">
            <text:p>15.3333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3">
            <text:p>23</text:p>
          </table:table-cell>
          <table:table-cell office:value-type="float" office:value="15.3333">
            <text:p>15.3333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float" office:value="23">
            <text:p>23</text:p>
          </table:table-cell>
          <table:table-cell office:value-type="float" office:value="15.3333">
            <text:p>15.3333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8">
            <text:p>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888.889">
            <text:p>888.889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888.889">
            <text:p>888.889</text:p>
          </table:table-cell>
          <table:table-cell office:value-type="string">
            <text:p>micro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1">
            <text:p>41</text:p>
          </table:table-cell>
          <table:table-cell office:value-type="float" office:value="13.6667">
            <text:p>13.6667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06667">
            <text:p>1.06667</text:p>
          </table:table-cell>
          <table:table-cell office:value-type="string">
            <text:p>milliseconds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06667">
            <text:p>1.0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5.2">
            <text:p>15.2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8">
            <text:p>38</text:p>
          </table:table-cell>
          <table:table-cell office:value-type="float" office:value="15.2">
            <text:p>15.2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5.2">
            <text:p>15.2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866.667">
            <text:p>866.667</text:p>
          </table:table-cell>
          <table:table-cell office:value-type="string">
            <text:p>microseconds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866.667">
            <text:p>866.667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21.0084">
            <text:p>21.0084</text:p>
          </table:table-cell>
          <table:table-cell office:value-type="string">
            <text:p>milliseconds</text:p>
          </table:table-cell>
          <table:table-cell office:value-type="float" office:value="2.33427">
            <text:p>2.3342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9">
            <text:p>9</text:p>
          </table:table-cell>
          <table:table-cell office:value-type="float" office:value="5.40216">
            <text:p>5.40216</text:p>
          </table:table-cell>
          <table:table-cell office:value-type="string">
            <text:p>milliseconds</text:p>
          </table:table-cell>
          <table:table-cell office:value-type="float" office:value="600.24">
            <text:p>600.24</text:p>
          </table:table-cell>
          <table:table-cell office:value-type="string">
            <text:p>microseconds</text:p>
          </table:table-cell>
          <table:table-cell office:value-type="float" office:value="9">
            <text:p>9</text:p>
          </table:table-cell>
          <table:table-cell office:value-type="float" office:value="5.40216">
            <text:p>5.40216</text:p>
          </table:table-cell>
          <table:table-cell office:value-type="string">
            <text:p>milliseconds</text:p>
          </table:table-cell>
          <table:table-cell office:value-type="float" office:value="600.24">
            <text:p>600.24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7">
            <text:p>47</text:p>
          </table:table-cell>
          <table:table-cell office:value-type="float" office:value="25.8526">
            <text:p>25.8526</text:p>
          </table:table-cell>
          <table:table-cell office:value-type="string">
            <text:p>milliseconds</text:p>
          </table:table-cell>
          <table:table-cell office:value-type="float" office:value="2.35024">
            <text:p>2.35024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26.4026">
            <text:p>26.4026</text:p>
          </table:table-cell>
          <table:table-cell office:value-type="string">
            <text:p>milliseconds</text:p>
          </table:table-cell>
          <table:table-cell office:value-type="float" office:value="2.40024">
            <text:p>2.40024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7">
            <text:p>47</text:p>
          </table:table-cell>
          <table:table-cell office:value-type="float" office:value="25.8526">
            <text:p>25.8526</text:p>
          </table:table-cell>
          <table:table-cell office:value-type="string">
            <text:p>milliseconds</text:p>
          </table:table-cell>
          <table:table-cell office:value-type="float" office:value="2.35024">
            <text:p>2.35024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25.8526">
            <text:p>25.8526</text:p>
          </table:table-cell>
          <table:table-cell office:value-type="string">
            <text:p>milliseconds</text:p>
          </table:table-cell>
          <table:table-cell office:value-type="float" office:value="2.35024">
            <text:p>2.35024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8">
            <text:p>48</text:p>
          </table:table-cell>
          <table:table-cell office:value-type="float" office:value="26.4026">
            <text:p>26.4026</text:p>
          </table:table-cell>
          <table:table-cell office:value-type="string">
            <text:p>milliseconds</text:p>
          </table:table-cell>
          <table:table-cell office:value-type="float" office:value="2.40024">
            <text:p>2.40024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25.8526">
            <text:p>25.8526</text:p>
          </table:table-cell>
          <table:table-cell office:value-type="string">
            <text:p>milliseconds</text:p>
          </table:table-cell>
          <table:table-cell office:value-type="float" office:value="2.35024">
            <text:p>2.35024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10">
            <text:p>10</text:p>
          </table:table-cell>
          <table:table-cell office:value-type="float" office:value="5.50055">
            <text:p>5.50055</text:p>
          </table:table-cell>
          <table:table-cell office:value-type="string">
            <text:p>milliseconds</text:p>
          </table:table-cell>
          <table:table-cell office:value-type="float" office:value="500.05">
            <text:p>500.05</text:p>
          </table:table-cell>
          <table:table-cell office:value-type="string">
            <text:p>microseconds</text:p>
          </table:table-cell>
          <table:table-cell office:value-type="float" office:value="10">
            <text:p>10</text:p>
          </table:table-cell>
          <table:table-cell office:value-type="float" office:value="5.50055">
            <text:p>5.50055</text:p>
          </table:table-cell>
          <table:table-cell office:value-type="string">
            <text:p>milliseconds</text:p>
          </table:table-cell>
          <table:table-cell office:value-type="float" office:value="500.05">
            <text:p>500.05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6">
            <text:p>46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6">
            <text:p>46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6">
            <text:p>46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string">
            <text:p>milliseconds</text:p>
          </table:table-cell>
          <table:table-cell office:value-type="float" office:value="300">
            <text:p>300</text:p>
          </table:table-cell>
          <table:table-cell office:value-type="string">
            <text:p>microseconds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6.25">
            <text:p>56.25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6.25">
            <text:p>56.25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6.25">
            <text:p>56.25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6.25">
            <text:p>6.25</text:p>
          </table:table-cell>
          <table:table-cell office:value-type="string">
            <text:p>milliseconds</text:p>
          </table:table-cell>
          <table:table-cell office:value-type="float" office:value="250">
            <text:p>250</text:p>
          </table:table-cell>
          <table:table-cell office:value-type="string">
            <text:p>microsecond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90">
            <text:p>90</text:p>
          </table:table-cell>
          <table:table-cell office:value-type="float" office:value="51.7539">
            <text:p>51.7539</text:p>
          </table:table-cell>
          <table:table-cell office:value-type="string">
            <text:p>milliseconds</text:p>
          </table:table-cell>
          <table:table-cell office:value-type="float" office:value="2.25017">
            <text:p>2.25017</text:p>
          </table:table-cell>
          <table:table-cell office:value-type="string">
            <text:p>milliseconds</text:p>
          </table:table-cell>
          <table:table-cell office:value-type="float" office:value="90">
            <text:p>90</text:p>
          </table:table-cell>
          <table:table-cell office:value-type="float" office:value="51.7539">
            <text:p>51.7539</text:p>
          </table:table-cell>
          <table:table-cell office:value-type="string">
            <text:p>milliseconds</text:p>
          </table:table-cell>
          <table:table-cell office:value-type="float" office:value="2.25017">
            <text:p>2.2501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91">
            <text:p>91</text:p>
          </table:table-cell>
          <table:table-cell office:value-type="float" office:value="52.3289">
            <text:p>52.3289</text:p>
          </table:table-cell>
          <table:table-cell office:value-type="string">
            <text:p>milliseconds</text:p>
          </table:table-cell>
          <table:table-cell office:value-type="float" office:value="2.27517">
            <text:p>2.27517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52.3289">
            <text:p>52.3289</text:p>
          </table:table-cell>
          <table:table-cell office:value-type="string">
            <text:p>milliseconds</text:p>
          </table:table-cell>
          <table:table-cell office:value-type="float" office:value="2.27517">
            <text:p>2.2751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93">
            <text:p>93</text:p>
          </table:table-cell>
          <table:table-cell office:value-type="float" office:value="53.479">
            <text:p>53.479</text:p>
          </table:table-cell>
          <table:table-cell office:value-type="string">
            <text:p>milliseconds</text:p>
          </table:table-cell>
          <table:table-cell office:value-type="float" office:value="2.32517">
            <text:p>2.32517</text:p>
          </table:table-cell>
          <table:table-cell office:value-type="string">
            <text:p>milliseconds</text:p>
          </table:table-cell>
          <table:table-cell office:value-type="float" office:value="93">
            <text:p>93</text:p>
          </table:table-cell>
          <table:table-cell office:value-type="float" office:value="53.479">
            <text:p>53.479</text:p>
          </table:table-cell>
          <table:table-cell office:value-type="string">
            <text:p>milliseconds</text:p>
          </table:table-cell>
          <table:table-cell office:value-type="float" office:value="2.32517">
            <text:p>2.3251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10">
            <text:p>10</text:p>
          </table:table-cell>
          <table:table-cell office:value-type="float" office:value="5.75043">
            <text:p>5.75043</text:p>
          </table:table-cell>
          <table:table-cell office:value-type="string">
            <text:p>milliseconds</text:p>
          </table:table-cell>
          <table:table-cell office:value-type="float" office:value="250.019">
            <text:p>250.019</text:p>
          </table:table-cell>
          <table:table-cell office:value-type="string">
            <text:p>microseconds</text:p>
          </table:table-cell>
          <table:table-cell office:value-type="float" office:value="10">
            <text:p>10</text:p>
          </table:table-cell>
          <table:table-cell office:value-type="float" office:value="5.75043">
            <text:p>5.75043</text:p>
          </table:table-cell>
          <table:table-cell office:value-type="string">
            <text:p>milliseconds</text:p>
          </table:table-cell>
          <table:table-cell office:value-type="float" office:value="250.019">
            <text:p>250.019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89">
            <text:p>89</text:p>
          </table:table-cell>
          <table:table-cell office:value-type="float" office:value="80.108">
            <text:p>80.108</text:p>
          </table:table-cell>
          <table:table-cell office:value-type="string">
            <text:p>milliseconds</text:p>
          </table:table-cell>
          <table:table-cell office:value-type="float" office:value="2.22522">
            <text:p>2.22522</text:p>
          </table:table-cell>
          <table:table-cell office:value-type="string">
            <text:p>milliseconds</text:p>
          </table:table-cell>
          <table:table-cell office:value-type="float" office:value="90">
            <text:p>90</text:p>
          </table:table-cell>
          <table:table-cell office:value-type="float" office:value="81.0081">
            <text:p>81.0081</text:p>
          </table:table-cell>
          <table:table-cell office:value-type="string">
            <text:p>milliseconds</text:p>
          </table:table-cell>
          <table:table-cell office:value-type="float" office:value="2.25023">
            <text:p>2.2502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90">
            <text:p>90</text:p>
          </table:table-cell>
          <table:table-cell office:value-type="float" office:value="81.0081">
            <text:p>81.0081</text:p>
          </table:table-cell>
          <table:table-cell office:value-type="string">
            <text:p>milliseconds</text:p>
          </table:table-cell>
          <table:table-cell office:value-type="float" office:value="2.25023">
            <text:p>2.25023</text:p>
          </table:table-cell>
          <table:table-cell office:value-type="string">
            <text:p>milliseconds</text:p>
          </table:table-cell>
          <table:table-cell office:value-type="float" office:value="90">
            <text:p>90</text:p>
          </table:table-cell>
          <table:table-cell office:value-type="float" office:value="81.0081">
            <text:p>81.0081</text:p>
          </table:table-cell>
          <table:table-cell office:value-type="string">
            <text:p>milliseconds</text:p>
          </table:table-cell>
          <table:table-cell office:value-type="float" office:value="2.25023">
            <text:p>2.2502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91">
            <text:p>91</text:p>
          </table:table-cell>
          <table:table-cell office:value-type="float" office:value="81.9082">
            <text:p>81.9082</text:p>
          </table:table-cell>
          <table:table-cell office:value-type="string">
            <text:p>milliseconds</text:p>
          </table:table-cell>
          <table:table-cell office:value-type="float" office:value="2.27523">
            <text:p>2.27523</text:p>
          </table:table-cell>
          <table:table-cell office:value-type="string">
            <text:p>milliseconds</text:p>
          </table:table-cell>
          <table:table-cell office:value-type="float" office:value="92">
            <text:p>92</text:p>
          </table:table-cell>
          <table:table-cell office:value-type="float" office:value="82.8083">
            <text:p>82.8083</text:p>
          </table:table-cell>
          <table:table-cell office:value-type="string">
            <text:p>milliseconds</text:p>
          </table:table-cell>
          <table:table-cell office:value-type="float" office:value="2.30023">
            <text:p>2.3002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6">
            <text:p>6</text:p>
          </table:table-cell>
          <table:table-cell office:value-type="float" office:value="5.40054">
            <text:p>5.40054</text:p>
          </table:table-cell>
          <table:table-cell office:value-type="string">
            <text:p>milliseconds</text:p>
          </table:table-cell>
          <table:table-cell office:value-type="float" office:value="150.015">
            <text:p>150.015</text:p>
          </table:table-cell>
          <table:table-cell office:value-type="string">
            <text:p>microseconds</text:p>
          </table:table-cell>
          <table:table-cell office:value-type="float" office:value="7">
            <text:p>7</text:p>
          </table:table-cell>
          <table:table-cell office:value-type="float" office:value="6.30063">
            <text:p>6.30063</text:p>
          </table:table-cell>
          <table:table-cell office:value-type="string">
            <text:p>milliseconds</text:p>
          </table:table-cell>
          <table:table-cell office:value-type="float" office:value="175.018">
            <text:p>175.018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90">
            <text:p>90</text:p>
          </table:table-cell>
          <table:table-cell office:value-type="float" office:value="92.3077">
            <text:p>92.3077</text:p>
          </table:table-cell>
          <table:table-cell office:value-type="string">
            <text:p>milliseconds</text:p>
          </table:table-cell>
          <table:table-cell office:value-type="float" office:value="2.25141">
            <text:p>2.25141</text:p>
          </table:table-cell>
          <table:table-cell office:value-type="string">
            <text:p>milliseconds</text:p>
          </table:table-cell>
          <table:table-cell office:value-type="float" office:value="89">
            <text:p>89</text:p>
          </table:table-cell>
          <table:table-cell office:value-type="float" office:value="91.2821">
            <text:p>91.2821</text:p>
          </table:table-cell>
          <table:table-cell office:value-type="string">
            <text:p>milliseconds</text:p>
          </table:table-cell>
          <table:table-cell office:value-type="float" office:value="2.22639">
            <text:p>2.22639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90">
            <text:p>90</text:p>
          </table:table-cell>
          <table:table-cell office:value-type="float" office:value="92.3077">
            <text:p>92.3077</text:p>
          </table:table-cell>
          <table:table-cell office:value-type="string">
            <text:p>milliseconds</text:p>
          </table:table-cell>
          <table:table-cell office:value-type="float" office:value="2.25141">
            <text:p>2.25141</text:p>
          </table:table-cell>
          <table:table-cell office:value-type="string">
            <text:p>milliseconds</text:p>
          </table:table-cell>
          <table:table-cell office:value-type="float" office:value="90">
            <text:p>90</text:p>
          </table:table-cell>
          <table:table-cell office:value-type="float" office:value="92.3077">
            <text:p>92.3077</text:p>
          </table:table-cell>
          <table:table-cell office:value-type="string">
            <text:p>milliseconds</text:p>
          </table:table-cell>
          <table:table-cell office:value-type="float" office:value="2.25141">
            <text:p>2.25141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91">
            <text:p>91</text:p>
          </table:table-cell>
          <table:table-cell office:value-type="float" office:value="93.3333">
            <text:p>93.3333</text:p>
          </table:table-cell>
          <table:table-cell office:value-type="string">
            <text:p>milliseconds</text:p>
          </table:table-cell>
          <table:table-cell office:value-type="float" office:value="2.27642">
            <text:p>2.27642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93.3333">
            <text:p>93.3333</text:p>
          </table:table-cell>
          <table:table-cell office:value-type="string">
            <text:p>milliseconds</text:p>
          </table:table-cell>
          <table:table-cell office:value-type="float" office:value="2.27642">
            <text:p>2.27642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6">
            <text:p>6</text:p>
          </table:table-cell>
          <table:table-cell office:value-type="float" office:value="6.15385">
            <text:p>6.15385</text:p>
          </table:table-cell>
          <table:table-cell office:value-type="string">
            <text:p>milliseconds</text:p>
          </table:table-cell>
          <table:table-cell office:value-type="float" office:value="150.094">
            <text:p>150.094</text:p>
          </table:table-cell>
          <table:table-cell office:value-type="string">
            <text:p>microseconds</text:p>
          </table:table-cell>
          <table:table-cell office:value-type="float" office:value="5">
            <text:p>5</text:p>
          </table:table-cell>
          <table:table-cell office:value-type="float" office:value="5.12821">
            <text:p>5.12821</text:p>
          </table:table-cell>
          <table:table-cell office:value-type="string">
            <text:p>milliseconds</text:p>
          </table:table-cell>
          <table:table-cell office:value-type="float" office:value="125.078">
            <text:p>125.078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90">
            <text:p>90</text:p>
          </table:table-cell>
          <table:table-cell office:value-type="float" office:value="74.2574">
            <text:p>74.2574</text:p>
          </table:table-cell>
          <table:table-cell office:value-type="string">
            <text:p>milliseconds</text:p>
          </table:table-cell>
          <table:table-cell office:value-type="float" office:value="2.25023">
            <text:p>2.25023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75.0825">
            <text:p>75.0825</text:p>
          </table:table-cell>
          <table:table-cell office:value-type="string">
            <text:p>milliseconds</text:p>
          </table:table-cell>
          <table:table-cell office:value-type="float" office:value="2.27523">
            <text:p>2.27523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92">
            <text:p>92</text:p>
          </table:table-cell>
          <table:table-cell office:value-type="float" office:value="75.9076">
            <text:p>75.9076</text:p>
          </table:table-cell>
          <table:table-cell office:value-type="string">
            <text:p>milliseconds</text:p>
          </table:table-cell>
          <table:table-cell office:value-type="float" office:value="2.30023">
            <text:p>2.30023</text:p>
          </table:table-cell>
          <table:table-cell office:value-type="string">
            <text:p>milliseconds</text:p>
          </table:table-cell>
          <table:table-cell office:value-type="float" office:value="93">
            <text:p>93</text:p>
          </table:table-cell>
          <table:table-cell office:value-type="float" office:value="76.7327">
            <text:p>76.7327</text:p>
          </table:table-cell>
          <table:table-cell office:value-type="string">
            <text:p>milliseconds</text:p>
          </table:table-cell>
          <table:table-cell office:value-type="float" office:value="2.32523">
            <text:p>2.32523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98">
            <text:p>98</text:p>
          </table:table-cell>
          <table:table-cell office:value-type="float" office:value="80.8581">
            <text:p>80.8581</text:p>
          </table:table-cell>
          <table:table-cell office:value-type="string">
            <text:p>milliseconds</text:p>
          </table:table-cell>
          <table:table-cell office:value-type="float" office:value="2.45025">
            <text:p>2.45025</text:p>
          </table:table-cell>
          <table:table-cell office:value-type="string">
            <text:p>milliseconds</text:p>
          </table:table-cell>
          <table:table-cell office:value-type="float" office:value="99">
            <text:p>99</text:p>
          </table:table-cell>
          <table:table-cell office:value-type="float" office:value="81.6832">
            <text:p>81.6832</text:p>
          </table:table-cell>
          <table:table-cell office:value-type="string">
            <text:p>milliseconds</text:p>
          </table:table-cell>
          <table:table-cell office:value-type="float" office:value="2.47525">
            <text:p>2.47525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8">
            <text:p>8</text:p>
          </table:table-cell>
          <table:table-cell office:value-type="float" office:value="6.60066">
            <text:p>6.60066</text:p>
          </table:table-cell>
          <table:table-cell office:value-type="string">
            <text:p>milliseconds</text:p>
          </table:table-cell>
          <table:table-cell office:value-type="float" office:value="200.02">
            <text:p>200.02</text:p>
          </table:table-cell>
          <table:table-cell office:value-type="string">
            <text:p>microseconds</text:p>
          </table:table-cell>
          <table:table-cell office:value-type="float" office:value="9">
            <text:p>9</text:p>
          </table:table-cell>
          <table:table-cell office:value-type="float" office:value="7.42574">
            <text:p>7.42574</text:p>
          </table:table-cell>
          <table:table-cell office:value-type="string">
            <text:p>milliseconds</text:p>
          </table:table-cell>
          <table:table-cell office:value-type="float" office:value="225.023">
            <text:p>225.023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92">
            <text:p>92</text:p>
          </table:table-cell>
          <table:table-cell office:value-type="float" office:value="117.347">
            <text:p>117.347</text:p>
          </table:table-cell>
          <table:table-cell office:value-type="string">
            <text:p>milliseconds</text:p>
          </table:table-cell>
          <table:table-cell office:value-type="float" office:value="2.30092">
            <text:p>2.30092</text:p>
          </table:table-cell>
          <table:table-cell office:value-type="string">
            <text:p>milliseconds</text:p>
          </table:table-cell>
          <table:table-cell office:value-type="float" office:value="92">
            <text:p>92</text:p>
          </table:table-cell>
          <table:table-cell office:value-type="float" office:value="117.347">
            <text:p>117.347</text:p>
          </table:table-cell>
          <table:table-cell office:value-type="string">
            <text:p>milliseconds</text:p>
          </table:table-cell>
          <table:table-cell office:value-type="float" office:value="2.30092">
            <text:p>2.30092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96">
            <text:p>96</text:p>
          </table:table-cell>
          <table:table-cell office:value-type="float" office:value="122.449">
            <text:p>122.449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float" office:value="96">
            <text:p>96</text:p>
          </table:table-cell>
          <table:table-cell office:value-type="float" office:value="122.449">
            <text:p>122.449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5">
            <text:p>5</text:p>
          </table:table-cell>
          <table:table-cell office:value-type="float" office:value="6.37755">
            <text:p>6.37755</text:p>
          </table:table-cell>
          <table:table-cell office:value-type="string">
            <text:p>milliseconds</text:p>
          </table:table-cell>
          <table:table-cell office:value-type="float" office:value="125.05">
            <text:p>125.05</text:p>
          </table:table-cell>
          <table:table-cell office:value-type="string">
            <text:p>microseconds</text:p>
          </table:table-cell>
          <table:table-cell office:value-type="float" office:value="5">
            <text:p>5</text:p>
          </table:table-cell>
          <table:table-cell office:value-type="float" office:value="6.37755">
            <text:p>6.37755</text:p>
          </table:table-cell>
          <table:table-cell office:value-type="string">
            <text:p>milliseconds</text:p>
          </table:table-cell>
          <table:table-cell office:value-type="float" office:value="125.05">
            <text:p>125.05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94">
            <text:p>94</text:p>
          </table:table-cell>
          <table:table-cell office:value-type="float" office:value="152.846">
            <text:p>152.846</text:p>
          </table:table-cell>
          <table:table-cell office:value-type="string">
            <text:p>milliseconds</text:p>
          </table:table-cell>
          <table:table-cell office:value-type="float" office:value="2.35147">
            <text:p>2.35147</text:p>
          </table:table-cell>
          <table:table-cell office:value-type="string">
            <text:p>milliseconds</text:p>
          </table:table-cell>
          <table:table-cell office:value-type="float" office:value="93">
            <text:p>93</text:p>
          </table:table-cell>
          <table:table-cell office:value-type="float" office:value="151.22">
            <text:p>151.22</text:p>
          </table:table-cell>
          <table:table-cell office:value-type="string">
            <text:p>milliseconds</text:p>
          </table:table-cell>
          <table:table-cell office:value-type="float" office:value="2.32645">
            <text:p>2.3264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96">
            <text:p>96</text:p>
          </table:table-cell>
          <table:table-cell office:value-type="float" office:value="156.098">
            <text:p>156.098</text:p>
          </table:table-cell>
          <table:table-cell office:value-type="string">
            <text:p>milliseconds</text:p>
          </table:table-cell>
          <table:table-cell office:value-type="float" office:value="2.4015">
            <text:p>2.4015</text:p>
          </table:table-cell>
          <table:table-cell office:value-type="string">
            <text:p>milliseconds</text:p>
          </table:table-cell>
          <table:table-cell office:value-type="float" office:value="96">
            <text:p>96</text:p>
          </table:table-cell>
          <table:table-cell office:value-type="float" office:value="156.098">
            <text:p>156.098</text:p>
          </table:table-cell>
          <table:table-cell office:value-type="string">
            <text:p>milliseconds</text:p>
          </table:table-cell>
          <table:table-cell office:value-type="float" office:value="2.4015">
            <text:p>2.401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float" office:value="6.50407">
            <text:p>6.50407</text:p>
          </table:table-cell>
          <table:table-cell office:value-type="string">
            <text:p>milliseconds</text:p>
          </table:table-cell>
          <table:table-cell office:value-type="float" office:value="100.063">
            <text:p>100.063</text:p>
          </table:table-cell>
          <table:table-cell office:value-type="string">
            <text:p>microseconds</text:p>
          </table:table-cell>
          <table:table-cell office:value-type="float" office:value="4">
            <text:p>4</text:p>
          </table:table-cell>
          <table:table-cell office:value-type="float" office:value="6.50407">
            <text:p>6.50407</text:p>
          </table:table-cell>
          <table:table-cell office:value-type="string">
            <text:p>milliseconds</text:p>
          </table:table-cell>
          <table:table-cell office:value-type="float" office:value="100.063">
            <text:p>100.063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table:number-columns-repeated="7"/>
          <table:table-cell table:style-name="ce1" table:formula="of:=SUM([.H190:.H271])" office:value-type="float" office:value="2905">
            <text:p>2905</text:p>
          </table:table-cell>
          <table:table-cell table:style-name="ce1" table:formula="of:=[.H272]/60" office:value-type="float" office:value="48.4166666666667">
            <text:p>48.4166666667</text:p>
          </table:table-cell>
          <table:table-cell table:number-columns-repeated="3"/>
          <table:table-cell table:style-name="ce1" table:formula="of:=SUM([.M190:.M271])" office:value-type="float" office:value="2910">
            <text:p>2910</text:p>
          </table:table-cell>
          <table:table-cell table:style-name="ce1" table:formula="of:=[.M272]/60" office:value-type="float" office:value="48.5">
            <text:p>48.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ask: #4 Decryption with Exponential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23">
            <text:p>23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float" office:value="24">
            <text:p>24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20">
            <text:p>20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33333">
            <text:p>1.33333</text:p>
          </table:table-cell>
          <table:table-cell office:value-type="string">
            <text:p>milliseconds</text:p>
          </table:table-cell>
          <table:table-cell office:value-type="float" office:value="20">
            <text:p>20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33333">
            <text:p>1.3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9">
            <text:p>49</text:p>
          </table:table-cell>
          <table:table-cell office:value-type="float" office:value="19.6">
            <text:p>19.6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9">
            <text:p>49</text:p>
          </table:table-cell>
          <table:table-cell office:value-type="float" office:value="19.6">
            <text:p>19.6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float" office:value="49">
            <text:p>49</text:p>
          </table:table-cell>
          <table:table-cell office:value-type="float" office:value="19.6">
            <text:p>19.6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float" office:value="49">
            <text:p>49</text:p>
          </table:table-cell>
          <table:table-cell office:value-type="float" office:value="19.6">
            <text:p>19.6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9">
            <text:p>49</text:p>
          </table:table-cell>
          <table:table-cell office:value-type="float" office:value="19.6">
            <text:p>19.6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4">
            <text:p>14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700">
            <text:p>700</text:p>
          </table:table-cell>
          <table:table-cell office:value-type="string">
            <text:p>microseconds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650">
            <text:p>65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92">
            <text:p>92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36.4">
            <text:p>36.4</text:p>
          </table:table-cell>
          <table:table-cell office:value-type="string">
            <text:p>milliseconds</text:p>
          </table:table-cell>
          <table:table-cell office:value-type="float" office:value="2.275">
            <text:p>2.2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93">
            <text:p>93</text:p>
          </table:table-cell>
          <table:table-cell office:value-type="float" office:value="37.2">
            <text:p>37.2</text:p>
          </table:table-cell>
          <table:table-cell office:value-type="string">
            <text:p>milliseconds</text:p>
          </table:table-cell>
          <table:table-cell office:value-type="float" office:value="2.325">
            <text:p>2.325</text:p>
          </table:table-cell>
          <table:table-cell office:value-type="string">
            <text:p>milliseconds</text:p>
          </table:table-cell>
          <table:table-cell office:value-type="float" office:value="92">
            <text:p>92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93">
            <text:p>93</text:p>
          </table:table-cell>
          <table:table-cell office:value-type="float" office:value="37.2">
            <text:p>37.2</text:p>
          </table:table-cell>
          <table:table-cell office:value-type="string">
            <text:p>milliseconds</text:p>
          </table:table-cell>
          <table:table-cell office:value-type="float" office:value="2.325">
            <text:p>2.325</text:p>
          </table:table-cell>
          <table:table-cell office:value-type="string">
            <text:p>milliseconds</text:p>
          </table:table-cell>
          <table:table-cell office:value-type="float" office:value="94">
            <text:p>94</text:p>
          </table:table-cell>
          <table:table-cell office:value-type="float" office:value="37.6">
            <text:p>37.6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milliseconds</text:p>
          </table:table-cell>
          <table:table-cell office:value-type="float" office:value="375">
            <text:p>375</text:p>
          </table:table-cell>
          <table:table-cell office:value-type="string">
            <text:p>microseconds</text:p>
          </table:table-cell>
          <table:table-cell office:value-type="float" office:value="14">
            <text:p>14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91">
            <text:p>91</text:p>
          </table:table-cell>
          <table:table-cell office:value-type="float" office:value="72.8">
            <text:p>72.8</text:p>
          </table:table-cell>
          <table:table-cell office:value-type="string">
            <text:p>milliseconds</text:p>
          </table:table-cell>
          <table:table-cell office:value-type="float" office:value="2.275">
            <text:p>2.275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72.8">
            <text:p>72.8</text:p>
          </table:table-cell>
          <table:table-cell office:value-type="string">
            <text:p>milliseconds</text:p>
          </table:table-cell>
          <table:table-cell office:value-type="float" office:value="2.275">
            <text:p>2.2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91">
            <text:p>91</text:p>
          </table:table-cell>
          <table:table-cell office:value-type="float" office:value="72.8">
            <text:p>72.8</text:p>
          </table:table-cell>
          <table:table-cell office:value-type="string">
            <text:p>milliseconds</text:p>
          </table:table-cell>
          <table:table-cell office:value-type="float" office:value="2.275">
            <text:p>2.275</text:p>
          </table:table-cell>
          <table:table-cell office:value-type="string">
            <text:p>milliseconds</text:p>
          </table:table-cell>
          <table:table-cell office:value-type="float" office:value="93">
            <text:p>93</text:p>
          </table:table-cell>
          <table:table-cell office:value-type="float" office:value="74.4">
            <text:p>74.4</text:p>
          </table:table-cell>
          <table:table-cell office:value-type="string">
            <text:p>milliseconds</text:p>
          </table:table-cell>
          <table:table-cell office:value-type="float" office:value="2.325">
            <text:p>2.32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string">
            <text:p>milliseconds</text:p>
          </table:table-cell>
          <table:table-cell office:value-type="float" office:value="225">
            <text:p>225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table:number-columns-repeated="7"/>
          <table:table-cell table:style-name="ce1" table:formula="of:=SUM([.H276:.H306])" office:value-type="float" office:value="1136">
            <text:p>1136</text:p>
          </table:table-cell>
          <table:table-cell table:style-name="ce1" table:formula="of:=[.H307]/60" office:value-type="float" office:value="18.9333333333333">
            <text:p>18.9333333333</text:p>
          </table:table-cell>
          <table:table-cell table:number-columns-repeated="3"/>
          <table:table-cell table:style-name="ce1" table:formula="of:=SUM([.M276:.M306])" office:value-type="float" office:value="1132">
            <text:p>1132</text:p>
          </table:table-cell>
          <table:table-cell table:style-name="ce1" table:formula="of:=[.M307]/60" office:value-type="float" office:value="18.8666666666667">
            <text:p>18.86666666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ask: #4 Decryption with Inverse Linear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83">
            <text:p>83</text:p>
          </table:table-cell>
          <table:table-cell office:value-type="float" office:value="9.22222">
            <text:p>9.22222</text:p>
          </table:table-cell>
          <table:table-cell office:value-type="string">
            <text:p>milliseconds</text:p>
          </table:table-cell>
          <table:table-cell office:value-type="float" office:value="9.22222">
            <text:p>9.22222</text:p>
          </table:table-cell>
          <table:table-cell office:value-type="string">
            <text:p>milliseconds</text:p>
          </table:table-cell>
          <table:table-cell office:value-type="float" office:value="83">
            <text:p>83</text:p>
          </table:table-cell>
          <table:table-cell office:value-type="float" office:value="9.22222">
            <text:p>9.22222</text:p>
          </table:table-cell>
          <table:table-cell office:value-type="string">
            <text:p>milliseconds</text:p>
          </table:table-cell>
          <table:table-cell office:value-type="float" office:value="9.22222">
            <text:p>9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139">
            <text:p>139</text:p>
          </table:table-cell>
          <table:table-cell office:value-type="float" office:value="15.4444">
            <text:p>15.4444</text:p>
          </table:table-cell>
          <table:table-cell office:value-type="string">
            <text:p>milliseconds</text:p>
          </table:table-cell>
          <table:table-cell office:value-type="float" office:value="15.4444">
            <text:p>15.4444</text:p>
          </table:table-cell>
          <table:table-cell office:value-type="string">
            <text:p>milliseconds</text:p>
          </table:table-cell>
          <table:table-cell office:value-type="float" office:value="139">
            <text:p>139</text:p>
          </table:table-cell>
          <table:table-cell office:value-type="float" office:value="15.4444">
            <text:p>15.4444</text:p>
          </table:table-cell>
          <table:table-cell office:value-type="string">
            <text:p>milliseconds</text:p>
          </table:table-cell>
          <table:table-cell office:value-type="float" office:value="15.4444">
            <text:p>15.4444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65">
            <text:p>65</text:p>
          </table:table-cell>
          <table:table-cell office:value-type="float" office:value="21.6667">
            <text:p>21.6667</text:p>
          </table:table-cell>
          <table:table-cell office:value-type="string">
            <text:p>milliseconds</text:p>
          </table:table-cell>
          <table:table-cell office:value-type="float" office:value="4.33333">
            <text:p>4.33333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21.3333">
            <text:p>21.3333</text:p>
          </table:table-cell>
          <table:table-cell office:value-type="string">
            <text:p>milliseconds</text:p>
          </table:table-cell>
          <table:table-cell office:value-type="float" office:value="4.26667">
            <text:p>4.2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8">
            <text:p>38</text:p>
          </table:table-cell>
          <table:table-cell office:value-type="float" office:value="15.2">
            <text:p>15.2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5.2">
            <text:p>15.2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64">
            <text:p>64</text:p>
          </table:table-cell>
          <table:table-cell office:value-type="float" office:value="25.6">
            <text:p>25.6</text:p>
          </table:table-cell>
          <table:table-cell office:value-type="string">
            <text:p>milliseconds</text:p>
          </table:table-cell>
          <table:table-cell office:value-type="float" office:value="4.26667">
            <text:p>4.26667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25.6">
            <text:p>25.6</text:p>
          </table:table-cell>
          <table:table-cell office:value-type="string">
            <text:p>milliseconds</text:p>
          </table:table-cell>
          <table:table-cell office:value-type="float" office:value="4.26667">
            <text:p>4.2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5">
            <text:p>35</text:p>
          </table:table-cell>
          <table:table-cell office:value-type="float" office:value="21.0084">
            <text:p>21.0084</text:p>
          </table:table-cell>
          <table:table-cell office:value-type="string">
            <text:p>milliseconds</text:p>
          </table:table-cell>
          <table:table-cell office:value-type="float" office:value="2.33427">
            <text:p>2.33427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21.6086">
            <text:p>21.6086</text:p>
          </table:table-cell>
          <table:table-cell office:value-type="string">
            <text:p>milliseconds</text:p>
          </table:table-cell>
          <table:table-cell office:value-type="float" office:value="2.40096">
            <text:p>2.40096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63">
            <text:p>63</text:p>
          </table:table-cell>
          <table:table-cell office:value-type="float" office:value="37.8151">
            <text:p>37.8151</text:p>
          </table:table-cell>
          <table:table-cell office:value-type="string">
            <text:p>milliseconds</text:p>
          </table:table-cell>
          <table:table-cell office:value-type="float" office:value="4.20168">
            <text:p>4.20168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38.4154">
            <text:p>38.4154</text:p>
          </table:table-cell>
          <table:table-cell office:value-type="string">
            <text:p>milliseconds</text:p>
          </table:table-cell>
          <table:table-cell office:value-type="float" office:value="4.26837">
            <text:p>4.26837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7">
            <text:p>47</text:p>
          </table:table-cell>
          <table:table-cell office:value-type="float" office:value="25.8526">
            <text:p>25.8526</text:p>
          </table:table-cell>
          <table:table-cell office:value-type="string">
            <text:p>milliseconds</text:p>
          </table:table-cell>
          <table:table-cell office:value-type="float" office:value="2.35024">
            <text:p>2.35024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25.8526">
            <text:p>25.8526</text:p>
          </table:table-cell>
          <table:table-cell office:value-type="string">
            <text:p>milliseconds</text:p>
          </table:table-cell>
          <table:table-cell office:value-type="float" office:value="2.35024">
            <text:p>2.35024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8">
            <text:p>48</text:p>
          </table:table-cell>
          <table:table-cell office:value-type="float" office:value="26.4026">
            <text:p>26.4026</text:p>
          </table:table-cell>
          <table:table-cell office:value-type="string">
            <text:p>milliseconds</text:p>
          </table:table-cell>
          <table:table-cell office:value-type="float" office:value="2.40024">
            <text:p>2.40024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25.8526">
            <text:p>25.8526</text:p>
          </table:table-cell>
          <table:table-cell office:value-type="string">
            <text:p>milliseconds</text:p>
          </table:table-cell>
          <table:table-cell office:value-type="float" office:value="2.35024">
            <text:p>2.35024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8">
            <text:p>48</text:p>
          </table:table-cell>
          <table:table-cell office:value-type="float" office:value="26.4026">
            <text:p>26.4026</text:p>
          </table:table-cell>
          <table:table-cell office:value-type="string">
            <text:p>milliseconds</text:p>
          </table:table-cell>
          <table:table-cell office:value-type="float" office:value="2.40024">
            <text:p>2.40024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25.8526">
            <text:p>25.8526</text:p>
          </table:table-cell>
          <table:table-cell office:value-type="string">
            <text:p>milliseconds</text:p>
          </table:table-cell>
          <table:table-cell office:value-type="float" office:value="2.35024">
            <text:p>2.35024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85">
            <text:p>85</text:p>
          </table:table-cell>
          <table:table-cell office:value-type="float" office:value="46.7547">
            <text:p>46.7547</text:p>
          </table:table-cell>
          <table:table-cell office:value-type="string">
            <text:p>milliseconds</text:p>
          </table:table-cell>
          <table:table-cell office:value-type="float" office:value="4.25043">
            <text:p>4.25043</text:p>
          </table:table-cell>
          <table:table-cell office:value-type="string">
            <text:p>milliseconds</text:p>
          </table:table-cell>
          <table:table-cell office:value-type="float" office:value="85">
            <text:p>85</text:p>
          </table:table-cell>
          <table:table-cell office:value-type="float" office:value="46.7547">
            <text:p>46.7547</text:p>
          </table:table-cell>
          <table:table-cell office:value-type="string">
            <text:p>milliseconds</text:p>
          </table:table-cell>
          <table:table-cell office:value-type="float" office:value="4.25043">
            <text:p>4.25043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6">
            <text:p>46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6">
            <text:p>46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string">
            <text:p>milliseconds</text:p>
          </table:table-cell>
          <table:table-cell office:value-type="float" office:value="2.25">
            <text:p>2.25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6">
            <text:p>46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36.8">
            <text:p>36.8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86">
            <text:p>86</text:p>
          </table:table-cell>
          <table:table-cell office:value-type="float" office:value="68.8">
            <text:p>68.8</text:p>
          </table:table-cell>
          <table:table-cell office:value-type="string">
            <text:p>milliseconds</text:p>
          </table:table-cell>
          <table:table-cell office:value-type="float" office:value="4.3">
            <text:p>4.3</text:p>
          </table:table-cell>
          <table:table-cell office:value-type="string">
            <text:p>milliseconds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string">
            <text:p>milliseconds</text:p>
          </table:table-cell>
          <table:table-cell office:value-type="float" office:value="4.25">
            <text:p>4.25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45">
            <text:p>45</text:p>
          </table:table-cell>
          <table:table-cell office:value-type="float" office:value="38.2653">
            <text:p>38.2653</text:p>
          </table:table-cell>
          <table:table-cell office:value-type="string">
            <text:p>milliseconds</text:p>
          </table:table-cell>
          <table:table-cell office:value-type="float" office:value="2.2509">
            <text:p>2.2509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39.1156">
            <text:p>39.1156</text:p>
          </table:table-cell>
          <table:table-cell office:value-type="string">
            <text:p>milliseconds</text:p>
          </table:table-cell>
          <table:table-cell office:value-type="float" office:value="2.30092">
            <text:p>2.30092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45">
            <text:p>45</text:p>
          </table:table-cell>
          <table:table-cell office:value-type="float" office:value="38.2653">
            <text:p>38.2653</text:p>
          </table:table-cell>
          <table:table-cell office:value-type="string">
            <text:p>milliseconds</text:p>
          </table:table-cell>
          <table:table-cell office:value-type="float" office:value="2.2509">
            <text:p>2.2509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38.2653">
            <text:p>38.2653</text:p>
          </table:table-cell>
          <table:table-cell office:value-type="string">
            <text:p>milliseconds</text:p>
          </table:table-cell>
          <table:table-cell office:value-type="float" office:value="2.2509">
            <text:p>2.2509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45">
            <text:p>45</text:p>
          </table:table-cell>
          <table:table-cell office:value-type="float" office:value="38.2653">
            <text:p>38.2653</text:p>
          </table:table-cell>
          <table:table-cell office:value-type="string">
            <text:p>milliseconds</text:p>
          </table:table-cell>
          <table:table-cell office:value-type="float" office:value="2.2509">
            <text:p>2.2509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39.1156">
            <text:p>39.1156</text:p>
          </table:table-cell>
          <table:table-cell office:value-type="string">
            <text:p>milliseconds</text:p>
          </table:table-cell>
          <table:table-cell office:value-type="float" office:value="2.30092">
            <text:p>2.30092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107">
            <text:p>107</text:p>
          </table:table-cell>
          <table:table-cell office:value-type="float" office:value="90.9864">
            <text:p>90.9864</text:p>
          </table:table-cell>
          <table:table-cell office:value-type="string">
            <text:p>milliseconds</text:p>
          </table:table-cell>
          <table:table-cell office:value-type="float" office:value="5.35214">
            <text:p>5.35214</text:p>
          </table:table-cell>
          <table:table-cell office:value-type="string">
            <text:p>milliseconds</text:p>
          </table:table-cell>
          <table:table-cell office:value-type="float" office:value="108">
            <text:p>108</text:p>
          </table:table-cell>
          <table:table-cell office:value-type="float" office:value="91.8367">
            <text:p>91.8367</text:p>
          </table:table-cell>
          <table:table-cell office:value-type="string">
            <text:p>milliseconds</text:p>
          </table:table-cell>
          <table:table-cell office:value-type="float" office:value="5.40216">
            <text:p>5.40216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93">
            <text:p>93</text:p>
          </table:table-cell>
          <table:table-cell office:value-type="float" office:value="48.8445">
            <text:p>48.8445</text:p>
          </table:table-cell>
          <table:table-cell office:value-type="string">
            <text:p>milliseconds</text:p>
          </table:table-cell>
          <table:table-cell office:value-type="float" office:value="2.32593">
            <text:p>2.32593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47.7941">
            <text:p>47.7941</text:p>
          </table:table-cell>
          <table:table-cell office:value-type="string">
            <text:p>milliseconds</text:p>
          </table:table-cell>
          <table:table-cell office:value-type="float" office:value="2.27591">
            <text:p>2.27591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94">
            <text:p>94</text:p>
          </table:table-cell>
          <table:table-cell office:value-type="float" office:value="49.3697">
            <text:p>49.3697</text:p>
          </table:table-cell>
          <table:table-cell office:value-type="string">
            <text:p>milliseconds</text:p>
          </table:table-cell>
          <table:table-cell office:value-type="float" office:value="2.35094">
            <text:p>2.35094</text:p>
          </table:table-cell>
          <table:table-cell office:value-type="string">
            <text:p>milliseconds</text:p>
          </table:table-cell>
          <table:table-cell office:value-type="float" office:value="94">
            <text:p>94</text:p>
          </table:table-cell>
          <table:table-cell office:value-type="float" office:value="49.3697">
            <text:p>49.3697</text:p>
          </table:table-cell>
          <table:table-cell office:value-type="string">
            <text:p>milliseconds</text:p>
          </table:table-cell>
          <table:table-cell office:value-type="float" office:value="2.35094">
            <text:p>2.35094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95">
            <text:p>95</text:p>
          </table:table-cell>
          <table:table-cell office:value-type="float" office:value="49.895">
            <text:p>49.895</text:p>
          </table:table-cell>
          <table:table-cell office:value-type="string">
            <text:p>milliseconds</text:p>
          </table:table-cell>
          <table:table-cell office:value-type="float" office:value="2.37595">
            <text:p>2.37595</text:p>
          </table:table-cell>
          <table:table-cell office:value-type="string">
            <text:p>milliseconds</text:p>
          </table:table-cell>
          <table:table-cell office:value-type="float" office:value="94">
            <text:p>94</text:p>
          </table:table-cell>
          <table:table-cell office:value-type="float" office:value="49.3697">
            <text:p>49.3697</text:p>
          </table:table-cell>
          <table:table-cell office:value-type="string">
            <text:p>milliseconds</text:p>
          </table:table-cell>
          <table:table-cell office:value-type="float" office:value="2.35094">
            <text:p>2.35094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184">
            <text:p>184</text:p>
          </table:table-cell>
          <table:table-cell office:value-type="float" office:value="96.6387">
            <text:p>96.6387</text:p>
          </table:table-cell>
          <table:table-cell office:value-type="string">
            <text:p>milliseconds</text:p>
          </table:table-cell>
          <table:table-cell office:value-type="float" office:value="4.60184">
            <text:p>4.60184</text:p>
          </table:table-cell>
          <table:table-cell office:value-type="string">
            <text:p>milliseconds</text:p>
          </table:table-cell>
          <table:table-cell office:value-type="float" office:value="187">
            <text:p>187</text:p>
          </table:table-cell>
          <table:table-cell office:value-type="float" office:value="98.2143">
            <text:p>98.2143</text:p>
          </table:table-cell>
          <table:table-cell office:value-type="string">
            <text:p>milliseconds</text:p>
          </table:table-cell>
          <table:table-cell office:value-type="float" office:value="4.67687">
            <text:p>4.67687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90">
            <text:p>90</text:p>
          </table:table-cell>
          <table:table-cell office:value-type="float" office:value="69.7674">
            <text:p>69.7674</text:p>
          </table:table-cell>
          <table:table-cell office:value-type="string">
            <text:p>milliseconds</text:p>
          </table:table-cell>
          <table:table-cell office:value-type="float" office:value="2.25056">
            <text:p>2.25056</text:p>
          </table:table-cell>
          <table:table-cell office:value-type="string">
            <text:p>milliseconds</text:p>
          </table:table-cell>
          <table:table-cell office:value-type="float" office:value="90">
            <text:p>90</text:p>
          </table:table-cell>
          <table:table-cell office:value-type="float" office:value="69.7674">
            <text:p>69.7674</text:p>
          </table:table-cell>
          <table:table-cell office:value-type="string">
            <text:p>milliseconds</text:p>
          </table:table-cell>
          <table:table-cell office:value-type="float" office:value="2.25056">
            <text:p>2.25056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91">
            <text:p>91</text:p>
          </table:table-cell>
          <table:table-cell office:value-type="float" office:value="70.5426">
            <text:p>70.5426</text:p>
          </table:table-cell>
          <table:table-cell office:value-type="string">
            <text:p>milliseconds</text:p>
          </table:table-cell>
          <table:table-cell office:value-type="float" office:value="2.27557">
            <text:p>2.27557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70.5426">
            <text:p>70.5426</text:p>
          </table:table-cell>
          <table:table-cell office:value-type="string">
            <text:p>milliseconds</text:p>
          </table:table-cell>
          <table:table-cell office:value-type="float" office:value="2.27557">
            <text:p>2.27557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92">
            <text:p>92</text:p>
          </table:table-cell>
          <table:table-cell office:value-type="float" office:value="71.3178">
            <text:p>71.3178</text:p>
          </table:table-cell>
          <table:table-cell office:value-type="string">
            <text:p>milliseconds</text:p>
          </table:table-cell>
          <table:table-cell office:value-type="float" office:value="2.30058">
            <text:p>2.30058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70.5426">
            <text:p>70.5426</text:p>
          </table:table-cell>
          <table:table-cell office:value-type="string">
            <text:p>milliseconds</text:p>
          </table:table-cell>
          <table:table-cell office:value-type="float" office:value="2.27557">
            <text:p>2.27557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197">
            <text:p>197</text:p>
          </table:table-cell>
          <table:table-cell office:value-type="float" office:value="152.713">
            <text:p>152.713</text:p>
          </table:table-cell>
          <table:table-cell office:value-type="string">
            <text:p>milliseconds</text:p>
          </table:table-cell>
          <table:table-cell office:value-type="float" office:value="4.92623">
            <text:p>4.92623</text:p>
          </table:table-cell>
          <table:table-cell office:value-type="string">
            <text:p>milliseconds</text:p>
          </table:table-cell>
          <table:table-cell office:value-type="float" office:value="197">
            <text:p>197</text:p>
          </table:table-cell>
          <table:table-cell office:value-type="float" office:value="152.713">
            <text:p>152.713</text:p>
          </table:table-cell>
          <table:table-cell office:value-type="string">
            <text:p>milliseconds</text:p>
          </table:table-cell>
          <table:table-cell office:value-type="float" office:value="4.92623">
            <text:p>4.92623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90">
            <text:p>90</text:p>
          </table:table-cell>
          <table:table-cell office:value-type="float" office:value="92.3077">
            <text:p>92.3077</text:p>
          </table:table-cell>
          <table:table-cell office:value-type="string">
            <text:p>milliseconds</text:p>
          </table:table-cell>
          <table:table-cell office:value-type="float" office:value="2.25141">
            <text:p>2.25141</text:p>
          </table:table-cell>
          <table:table-cell office:value-type="string">
            <text:p>milliseconds</text:p>
          </table:table-cell>
          <table:table-cell office:value-type="float" office:value="90">
            <text:p>90</text:p>
          </table:table-cell>
          <table:table-cell office:value-type="float" office:value="92.3077">
            <text:p>92.3077</text:p>
          </table:table-cell>
          <table:table-cell office:value-type="string">
            <text:p>milliseconds</text:p>
          </table:table-cell>
          <table:table-cell office:value-type="float" office:value="2.25141">
            <text:p>2.25141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91">
            <text:p>91</text:p>
          </table:table-cell>
          <table:table-cell office:value-type="float" office:value="93.3333">
            <text:p>93.3333</text:p>
          </table:table-cell>
          <table:table-cell office:value-type="string">
            <text:p>milliseconds</text:p>
          </table:table-cell>
          <table:table-cell office:value-type="float" office:value="2.27642">
            <text:p>2.27642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93.3333">
            <text:p>93.3333</text:p>
          </table:table-cell>
          <table:table-cell office:value-type="string">
            <text:p>milliseconds</text:p>
          </table:table-cell>
          <table:table-cell office:value-type="float" office:value="2.27642">
            <text:p>2.27642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91">
            <text:p>91</text:p>
          </table:table-cell>
          <table:table-cell office:value-type="float" office:value="93.3333">
            <text:p>93.3333</text:p>
          </table:table-cell>
          <table:table-cell office:value-type="string">
            <text:p>milliseconds</text:p>
          </table:table-cell>
          <table:table-cell office:value-type="float" office:value="2.27642">
            <text:p>2.27642</text:p>
          </table:table-cell>
          <table:table-cell office:value-type="string">
            <text:p>milliseconds</text:p>
          </table:table-cell>
          <table:table-cell office:value-type="float" office:value="91">
            <text:p>91</text:p>
          </table:table-cell>
          <table:table-cell office:value-type="float" office:value="93.3333">
            <text:p>93.3333</text:p>
          </table:table-cell>
          <table:table-cell office:value-type="string">
            <text:p>milliseconds</text:p>
          </table:table-cell>
          <table:table-cell office:value-type="float" office:value="2.27642">
            <text:p>2.27642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86">
            <text:p>186</text:p>
          </table:table-cell>
          <table:table-cell office:value-type="float" office:value="190.769">
            <text:p>190.769</text:p>
          </table:table-cell>
          <table:table-cell office:value-type="string">
            <text:p>milliseconds</text:p>
          </table:table-cell>
          <table:table-cell office:value-type="float" office:value="4.65291">
            <text:p>4.65291</text:p>
          </table:table-cell>
          <table:table-cell office:value-type="string">
            <text:p>milliseconds</text:p>
          </table:table-cell>
          <table:table-cell office:value-type="float" office:value="186">
            <text:p>186</text:p>
          </table:table-cell>
          <table:table-cell office:value-type="float" office:value="190.769">
            <text:p>190.769</text:p>
          </table:table-cell>
          <table:table-cell office:value-type="string">
            <text:p>milliseconds</text:p>
          </table:table-cell>
          <table:table-cell office:value-type="float" office:value="4.65291">
            <text:p>4.65291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93">
            <text:p>93</text:p>
          </table:table-cell>
          <table:table-cell office:value-type="float" office:value="72.093">
            <text:p>72.093</text:p>
          </table:table-cell>
          <table:table-cell office:value-type="string">
            <text:p>milliseconds</text:p>
          </table:table-cell>
          <table:table-cell office:value-type="float" office:value="2.32558">
            <text:p>2.32558</text:p>
          </table:table-cell>
          <table:table-cell office:value-type="string">
            <text:p>milliseconds</text:p>
          </table:table-cell>
          <table:table-cell office:value-type="float" office:value="93">
            <text:p>93</text:p>
          </table:table-cell>
          <table:table-cell office:value-type="float" office:value="72.093">
            <text:p>72.093</text:p>
          </table:table-cell>
          <table:table-cell office:value-type="string">
            <text:p>milliseconds</text:p>
          </table:table-cell>
          <table:table-cell office:value-type="float" office:value="2.32558">
            <text:p>2.32558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97">
            <text:p>97</text:p>
          </table:table-cell>
          <table:table-cell office:value-type="float" office:value="75.1938">
            <text:p>75.1938</text:p>
          </table:table-cell>
          <table:table-cell office:value-type="string">
            <text:p>milliseconds</text:p>
          </table:table-cell>
          <table:table-cell office:value-type="float" office:value="2.42561">
            <text:p>2.42561</text:p>
          </table:table-cell>
          <table:table-cell office:value-type="string">
            <text:p>milliseconds</text:p>
          </table:table-cell>
          <table:table-cell office:value-type="float" office:value="97">
            <text:p>97</text:p>
          </table:table-cell>
          <table:table-cell office:value-type="float" office:value="75.1938">
            <text:p>75.1938</text:p>
          </table:table-cell>
          <table:table-cell office:value-type="string">
            <text:p>milliseconds</text:p>
          </table:table-cell>
          <table:table-cell office:value-type="float" office:value="2.42561">
            <text:p>2.42561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187">
            <text:p>187</text:p>
          </table:table-cell>
          <table:table-cell office:value-type="float" office:value="144.961">
            <text:p>144.961</text:p>
          </table:table-cell>
          <table:table-cell office:value-type="string">
            <text:p>milliseconds</text:p>
          </table:table-cell>
          <table:table-cell office:value-type="float" office:value="4.67617">
            <text:p>4.67617</text:p>
          </table:table-cell>
          <table:table-cell office:value-type="string">
            <text:p>milliseconds</text:p>
          </table:table-cell>
          <table:table-cell office:value-type="float" office:value="189">
            <text:p>189</text:p>
          </table:table-cell>
          <table:table-cell office:value-type="float" office:value="146.512">
            <text:p>146.512</text:p>
          </table:table-cell>
          <table:table-cell office:value-type="string">
            <text:p>milliseconds</text:p>
          </table:table-cell>
          <table:table-cell office:value-type="float" office:value="4.72618">
            <text:p>4.72618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189">
            <text:p>189</text:p>
          </table:table-cell>
          <table:table-cell office:value-type="float" office:value="146.512">
            <text:p>146.512</text:p>
          </table:table-cell>
          <table:table-cell office:value-type="string">
            <text:p>milliseconds</text:p>
          </table:table-cell>
          <table:table-cell office:value-type="float" office:value="4.72618">
            <text:p>4.72618</text:p>
          </table:table-cell>
          <table:table-cell office:value-type="string">
            <text:p>milliseconds</text:p>
          </table:table-cell>
          <table:table-cell office:value-type="float" office:value="189">
            <text:p>189</text:p>
          </table:table-cell>
          <table:table-cell office:value-type="float" office:value="146.512">
            <text:p>146.512</text:p>
          </table:table-cell>
          <table:table-cell office:value-type="string">
            <text:p>milliseconds</text:p>
          </table:table-cell>
          <table:table-cell office:value-type="float" office:value="4.72618">
            <text:p>4.72618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92">
            <text:p>92</text:p>
          </table:table-cell>
          <table:table-cell office:value-type="float" office:value="105.869">
            <text:p>105.869</text:p>
          </table:table-cell>
          <table:table-cell office:value-type="string">
            <text:p>milliseconds</text:p>
          </table:table-cell>
          <table:table-cell office:value-type="float" office:value="2.3015">
            <text:p>2.3015</text:p>
          </table:table-cell>
          <table:table-cell office:value-type="string">
            <text:p>milliseconds</text:p>
          </table:table-cell>
          <table:table-cell office:value-type="float" office:value="93">
            <text:p>93</text:p>
          </table:table-cell>
          <table:table-cell office:value-type="float" office:value="107.02">
            <text:p>107.02</text:p>
          </table:table-cell>
          <table:table-cell office:value-type="string">
            <text:p>milliseconds</text:p>
          </table:table-cell>
          <table:table-cell office:value-type="float" office:value="2.32651">
            <text:p>2.32651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94">
            <text:p>94</text:p>
          </table:table-cell>
          <table:table-cell office:value-type="float" office:value="108.17">
            <text:p>108.17</text:p>
          </table:table-cell>
          <table:table-cell office:value-type="string">
            <text:p>milliseconds</text:p>
          </table:table-cell>
          <table:table-cell office:value-type="float" office:value="2.35153">
            <text:p>2.35153</text:p>
          </table:table-cell>
          <table:table-cell office:value-type="string">
            <text:p>milliseconds</text:p>
          </table:table-cell>
          <table:table-cell office:value-type="float" office:value="95">
            <text:p>95</text:p>
          </table:table-cell>
          <table:table-cell office:value-type="float" office:value="109.321">
            <text:p>109.321</text:p>
          </table:table-cell>
          <table:table-cell office:value-type="string">
            <text:p>milliseconds</text:p>
          </table:table-cell>
          <table:table-cell office:value-type="float" office:value="2.37654">
            <text:p>2.37654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202">
            <text:p>202</text:p>
          </table:table-cell>
          <table:table-cell office:value-type="float" office:value="232.451">
            <text:p>232.451</text:p>
          </table:table-cell>
          <table:table-cell office:value-type="string">
            <text:p>milliseconds</text:p>
          </table:table-cell>
          <table:table-cell office:value-type="float" office:value="5.05328">
            <text:p>5.05328</text:p>
          </table:table-cell>
          <table:table-cell office:value-type="string">
            <text:p>milliseconds</text:p>
          </table:table-cell>
          <table:table-cell office:value-type="float" office:value="202">
            <text:p>202</text:p>
          </table:table-cell>
          <table:table-cell office:value-type="float" office:value="232.451">
            <text:p>232.451</text:p>
          </table:table-cell>
          <table:table-cell office:value-type="string">
            <text:p>milliseconds</text:p>
          </table:table-cell>
          <table:table-cell office:value-type="float" office:value="5.05328">
            <text:p>5.05328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202">
            <text:p>202</text:p>
          </table:table-cell>
          <table:table-cell office:value-type="float" office:value="232.451">
            <text:p>232.451</text:p>
          </table:table-cell>
          <table:table-cell office:value-type="string">
            <text:p>milliseconds</text:p>
          </table:table-cell>
          <table:table-cell office:value-type="float" office:value="5.05328">
            <text:p>5.05328</text:p>
          </table:table-cell>
          <table:table-cell office:value-type="string">
            <text:p>milliseconds</text:p>
          </table:table-cell>
          <table:table-cell office:value-type="float" office:value="203">
            <text:p>203</text:p>
          </table:table-cell>
          <table:table-cell office:value-type="float" office:value="233.602">
            <text:p>233.602</text:p>
          </table:table-cell>
          <table:table-cell office:value-type="string">
            <text:p>milliseconds</text:p>
          </table:table-cell>
          <table:table-cell office:value-type="float" office:value="5.0783">
            <text:p>5.0783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95">
            <text:p>95</text:p>
          </table:table-cell>
          <table:table-cell office:value-type="float" office:value="135.521">
            <text:p>135.521</text:p>
          </table:table-cell>
          <table:table-cell office:value-type="string">
            <text:p>milliseconds</text:p>
          </table:table-cell>
          <table:table-cell office:value-type="float" office:value="2.37756">
            <text:p>2.37756</text:p>
          </table:table-cell>
          <table:table-cell office:value-type="string">
            <text:p>milliseconds</text:p>
          </table:table-cell>
          <table:table-cell office:value-type="float" office:value="95">
            <text:p>95</text:p>
          </table:table-cell>
          <table:table-cell office:value-type="float" office:value="135.521">
            <text:p>135.521</text:p>
          </table:table-cell>
          <table:table-cell office:value-type="string">
            <text:p>milliseconds</text:p>
          </table:table-cell>
          <table:table-cell office:value-type="float" office:value="2.37756">
            <text:p>2.37756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213">
            <text:p>213</text:p>
          </table:table-cell>
          <table:table-cell office:value-type="float" office:value="303.852">
            <text:p>303.852</text:p>
          </table:table-cell>
          <table:table-cell office:value-type="string">
            <text:p>milliseconds</text:p>
          </table:table-cell>
          <table:table-cell office:value-type="float" office:value="5.33073">
            <text:p>5.33073</text:p>
          </table:table-cell>
          <table:table-cell office:value-type="string">
            <text:p>milliseconds</text:p>
          </table:table-cell>
          <table:table-cell office:value-type="float" office:value="213">
            <text:p>213</text:p>
          </table:table-cell>
          <table:table-cell office:value-type="float" office:value="303.852">
            <text:p>303.852</text:p>
          </table:table-cell>
          <table:table-cell office:value-type="string">
            <text:p>milliseconds</text:p>
          </table:table-cell>
          <table:table-cell office:value-type="float" office:value="5.33073">
            <text:p>5.33073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214">
            <text:p>214</text:p>
          </table:table-cell>
          <table:table-cell office:value-type="float" office:value="305.278">
            <text:p>305.278</text:p>
          </table:table-cell>
          <table:table-cell office:value-type="string">
            <text:p>milliseconds</text:p>
          </table:table-cell>
          <table:table-cell office:value-type="float" office:value="5.35576">
            <text:p>5.35576</text:p>
          </table:table-cell>
          <table:table-cell office:value-type="string">
            <text:p>milliseconds</text:p>
          </table:table-cell>
          <table:table-cell office:value-type="float" office:value="214">
            <text:p>214</text:p>
          </table:table-cell>
          <table:table-cell office:value-type="float" office:value="305.278">
            <text:p>305.278</text:p>
          </table:table-cell>
          <table:table-cell office:value-type="string">
            <text:p>milliseconds</text:p>
          </table:table-cell>
          <table:table-cell office:value-type="float" office:value="5.35576">
            <text:p>5.35576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table:number-columns-repeated="7"/>
          <table:table-cell table:style-name="ce1" table:formula="of:=SUM([.H311:.H393])" office:value-type="float" office:value="5248">
            <text:p>5248</text:p>
          </table:table-cell>
          <table:table-cell table:style-name="ce1" table:formula="of:=[.H394]/60" office:value-type="float" office:value="87.4666666666667">
            <text:p>87.4666666667</text:p>
          </table:table-cell>
          <table:table-cell table:number-columns-repeated="3"/>
          <table:table-cell table:style-name="ce1" table:formula="of:=SUM([.M311:.M393])" office:value-type="float" office:value="5255">
            <text:p>5255</text:p>
          </table:table-cell>
          <table:table-cell table:style-name="ce1" table:formula="of:=[.M394]/60" office:value-type="float" office:value="87.5833333333333">
            <text:p>87.583333333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ask: #4 Decryption with Inverse Exponential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51">
            <text:p>51</text:p>
          </table:table-cell>
          <table:table-cell office:value-type="float" office:value="11.3333">
            <text:p>11.3333</text:p>
          </table:table-cell>
          <table:table-cell office:value-type="string">
            <text:p>milliseconds</text:p>
          </table:table-cell>
          <table:table-cell office:value-type="float" office:value="5.66667">
            <text:p>5.66667</text:p>
          </table:table-cell>
          <table:table-cell office:value-type="string">
            <text:p>milliseconds</text:p>
          </table:table-cell>
          <table:table-cell office:value-type="float" office:value="52">
            <text:p>52</text:p>
          </table:table-cell>
          <table:table-cell office:value-type="float" office:value="11.5556">
            <text:p>11.5556</text:p>
          </table:table-cell>
          <table:table-cell office:value-type="string">
            <text:p>milliseconds</text:p>
          </table:table-cell>
          <table:table-cell office:value-type="float" office:value="5.77778">
            <text:p>5.77778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11.7333">
            <text:p>11.7333</text:p>
          </table:table-cell>
          <table:table-cell office:value-type="string">
            <text:p>milliseconds</text:p>
          </table:table-cell>
          <table:table-cell office:value-type="float" office:value="2.93333">
            <text:p>2.93333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2">
            <text:p>42</text:p>
          </table:table-cell>
          <table:table-cell office:value-type="float" office:value="11.2">
            <text:p>11.2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11.7333">
            <text:p>11.7333</text:p>
          </table:table-cell>
          <table:table-cell office:value-type="string">
            <text:p>milliseconds</text:p>
          </table:table-cell>
          <table:table-cell office:value-type="float" office:value="2.93333">
            <text:p>2.93333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1.4667">
            <text:p>11.4667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136">
            <text:p>136</text:p>
          </table:table-cell>
          <table:table-cell office:value-type="float" office:value="36.2667">
            <text:p>36.2667</text:p>
          </table:table-cell>
          <table:table-cell office:value-type="string">
            <text:p>milliseconds</text:p>
          </table:table-cell>
          <table:table-cell office:value-type="float" office:value="9.06667">
            <text:p>9.06667</text:p>
          </table:table-cell>
          <table:table-cell office:value-type="string">
            <text:p>milliseconds</text:p>
          </table:table-cell>
          <table:table-cell office:value-type="float" office:value="136">
            <text:p>136</text:p>
          </table:table-cell>
          <table:table-cell office:value-type="float" office:value="36.2667">
            <text:p>36.2667</text:p>
          </table:table-cell>
          <table:table-cell office:value-type="string">
            <text:p>milliseconds</text:p>
          </table:table-cell>
          <table:table-cell office:value-type="float" office:value="9.06667">
            <text:p>9.06667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float" office:value="49">
            <text:p>49</text:p>
          </table:table-cell>
          <table:table-cell office:value-type="float" office:value="19.6">
            <text:p>19.6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9">
            <text:p>49</text:p>
          </table:table-cell>
          <table:table-cell office:value-type="float" office:value="19.6">
            <text:p>19.6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float" office:value="49">
            <text:p>49</text:p>
          </table:table-cell>
          <table:table-cell office:value-type="float" office:value="19.6">
            <text:p>19.6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365">
            <text:p>365</text:p>
          </table:table-cell>
          <table:table-cell office:value-type="float" office:value="146">
            <text:p>146</text:p>
          </table:table-cell>
          <table:table-cell office:value-type="string">
            <text:p>milliseconds</text:p>
          </table:table-cell>
          <table:table-cell office:value-type="float" office:value="18.25">
            <text:p>18.25</text:p>
          </table:table-cell>
          <table:table-cell office:value-type="string">
            <text:p>milliseconds</text:p>
          </table:table-cell>
          <table:table-cell office:value-type="float" office:value="365">
            <text:p>365</text:p>
          </table:table-cell>
          <table:table-cell office:value-type="float" office:value="146">
            <text:p>146</text:p>
          </table:table-cell>
          <table:table-cell office:value-type="string">
            <text:p>milliseconds</text:p>
          </table:table-cell>
          <table:table-cell office:value-type="float" office:value="18.25">
            <text:p>18.2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94">
            <text:p>94</text:p>
          </table:table-cell>
          <table:table-cell office:value-type="float" office:value="37.6">
            <text:p>37.6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float" office:value="94">
            <text:p>94</text:p>
          </table:table-cell>
          <table:table-cell office:value-type="float" office:value="37.6">
            <text:p>37.6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office:value-type="string">
            <text:p>milliseconds</text:p>
          </table:table-cell>
          <table:table-cell office:value-type="float" office:value="2.375">
            <text:p>2.375</text:p>
          </table:table-cell>
          <table:table-cell office:value-type="string">
            <text:p>milliseconds</text:p>
          </table:table-cell>
          <table:table-cell office:value-type="float" office:value="94">
            <text:p>94</text:p>
          </table:table-cell>
          <table:table-cell office:value-type="float" office:value="37.6">
            <text:p>37.6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98">
            <text:p>98</text:p>
          </table:table-cell>
          <table:table-cell office:value-type="float" office:value="39.2">
            <text:p>39.2</text:p>
          </table:table-cell>
          <table:table-cell office:value-type="string">
            <text:p>milliseconds</text:p>
          </table:table-cell>
          <table:table-cell office:value-type="float" office:value="2.45">
            <text:p>2.45</text:p>
          </table:table-cell>
          <table:table-cell office:value-type="string">
            <text:p>milliseconds</text:p>
          </table:table-cell>
          <table:table-cell office:value-type="float" office:value="97">
            <text:p>97</text:p>
          </table:table-cell>
          <table:table-cell office:value-type="float" office:value="38.8">
            <text:p>38.8</text:p>
          </table:table-cell>
          <table:table-cell office:value-type="string">
            <text:p>milliseconds</text:p>
          </table:table-cell>
          <table:table-cell office:value-type="float" office:value="2.425">
            <text:p>2.42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887">
            <text:p>1887</text:p>
          </table:table-cell>
          <table:table-cell office:value-type="float" office:value="754.8">
            <text:p>754.8</text:p>
          </table:table-cell>
          <table:table-cell office:value-type="string">
            <text:p>milliseconds</text:p>
          </table:table-cell>
          <table:table-cell office:value-type="float" office:value="47.175">
            <text:p>47.175</text:p>
          </table:table-cell>
          <table:table-cell office:value-type="string">
            <text:p>milliseconds</text:p>
          </table:table-cell>
          <table:table-cell office:value-type="float" office:value="1885">
            <text:p>1885</text:p>
          </table:table-cell>
          <table:table-cell office:value-type="float" office:value="754">
            <text:p>754</text:p>
          </table:table-cell>
          <table:table-cell office:value-type="string">
            <text:p>milliseconds</text:p>
          </table:table-cell>
          <table:table-cell office:value-type="float" office:value="47.125">
            <text:p>47.12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01">
            <text:p>101</text:p>
          </table:table-cell>
          <table:table-cell office:value-type="float" office:value="40.4">
            <text:p>40.4</text:p>
          </table:table-cell>
          <table:table-cell office:value-type="string">
            <text:p>milliseconds</text:p>
          </table:table-cell>
          <table:table-cell office:value-type="float" office:value="2.525">
            <text:p>2.525</text:p>
          </table:table-cell>
          <table:table-cell office:value-type="string">
            <text:p>milliseconds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milliseconds</text:p>
          </table:table-cell>
          <table:table-cell office:value-type="float" office:value="2.5">
            <text:p>2.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11">
            <text:p>111</text:p>
          </table:table-cell>
          <table:table-cell office:value-type="float" office:value="44.4">
            <text:p>44.4</text:p>
          </table:table-cell>
          <table:table-cell office:value-type="string">
            <text:p>milliseconds</text:p>
          </table:table-cell>
          <table:table-cell office:value-type="float" office:value="2.775">
            <text:p>2.775</text:p>
          </table:table-cell>
          <table:table-cell office:value-type="string">
            <text:p>milliseconds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707">
            <text:p>4707</text:p>
          </table:table-cell>
          <table:table-cell office:value-type="float" office:value="1.8828">
            <text:p>1.8828</text:p>
          </table:table-cell>
          <table:table-cell office:value-type="string">
            <text:p>seconds</text:p>
          </table:table-cell>
          <table:table-cell office:value-type="float" office:value="117.675">
            <text:p>117.675</text:p>
          </table:table-cell>
          <table:table-cell office:value-type="string">
            <text:p>milliseconds</text:p>
          </table:table-cell>
          <table:table-cell office:value-type="float" office:value="4691">
            <text:p>4691</text:p>
          </table:table-cell>
          <table:table-cell office:value-type="float" office:value="1.8764">
            <text:p>1.8764</text:p>
          </table:table-cell>
          <table:table-cell office:value-type="string">
            <text:p>seconds</text:p>
          </table:table-cell>
          <table:table-cell office:value-type="float" office:value="117.275">
            <text:p>117.27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720">
            <text:p>4720</text:p>
          </table:table-cell>
          <table:table-cell office:value-type="float" office:value="1.888">
            <text:p>1.888</text:p>
          </table:table-cell>
          <table:table-cell office:value-type="string">
            <text:p>seconds</text:p>
          </table:table-cell>
          <table:table-cell office:value-type="float" office:value="118">
            <text:p>118</text:p>
          </table:table-cell>
          <table:table-cell office:value-type="string">
            <text:p>milliseconds</text:p>
          </table:table-cell>
          <table:table-cell office:value-type="float" office:value="4705">
            <text:p>4705</text:p>
          </table:table-cell>
          <table:table-cell office:value-type="float" office:value="1.882">
            <text:p>1.882</text:p>
          </table:table-cell>
          <table:table-cell office:value-type="string">
            <text:p>seconds</text:p>
          </table:table-cell>
          <table:table-cell office:value-type="float" office:value="117.625">
            <text:p>117.62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table:number-columns-repeated="7"/>
          <table:table-cell table:style-name="ce1" table:formula="of:=SUM([.H398:.H428])" office:value-type="float" office:value="12870">
            <text:p>12870</text:p>
          </table:table-cell>
          <table:table-cell table:style-name="ce1" table:formula="of:=[.H429]/60" office:value-type="float" office:value="214.5">
            <text:p>214.5</text:p>
          </table:table-cell>
          <table:table-cell table:number-columns-repeated="3"/>
          <table:table-cell table:style-name="ce1" table:formula="of:=SUM([.M398:.M428])" office:value-type="float" office:value="12833">
            <text:p>12833</text:p>
          </table:table-cell>
          <table:table-cell table:style-name="ce1" table:formula="of:=[.M429]/60" office:value-type="float" office:value="213.883333333333">
            <text:p>213.883333333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Nothing left to do</text:p>
          </table:table-cell>
          <table:table-cell table:number-columns-repeated="17"/>
        </table:table-row>
        <table:table-row table:style-name="ro1">
          <table:table-cell office:value-type="string">
            <text:p>Ending measurement at: Tue Sep 16 10:37:48 2014</text:p>
          </table:table-cell>
          <table:table-cell table:number-columns-repeated="17"/>
        </table:table-row>
        <table:table-row table:style-name="ro1">
          <table:table-cell office:value-type="string">
            <text:p>Total time (seconds): 69492</text:p>
          </table:table-cell>
          <table:table-cell table:number-columns-repeated="17"/>
        </table:table-row>
        <table:table-row table:style-name="ro1">
          <table:table-cell office:value-type="string">
            <text:p>Total time: 19h18m1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18T15:29:34</dc:date>
    <meta:editing-duration>P0D</meta:editing-duration>
    <meta:editing-cycles>1</meta:editing-cycles>
    <meta:document-statistic meta:table-count="1" meta:cell-count="5093" meta:object-count="0"/>
  </office:meta>
</office:document-meta>
</file>